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 svg:font-family="TimesNewRoman" style:font-family-generic="roman"/>
    <style:font-face style:name="TimesNewRomanPSMT" svg:font-family="TimesNewRomanPSMT" style:font-family-generic="roman"/>
    <style:font-face style:name="TimesNewRomanPS-ItalicMT" svg:font-family="TimesNewRomanPS-ItalicMT" style:font-family-generic="script"/>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 style:family="table">
      <style:table-properties style:width="6.7083in" fo:margin-left="-0.0042in" fo:margin-right="-0.0111in" fo:break-before="page" table:align="margins"/>
    </style:style>
    <style:style style:name="Table2.A" style:family="table-column">
      <style:table-column-properties style:column-width="1.6771in" style:rel-column-width="16383*"/>
    </style:style>
    <style:style style:name="Table2.B" style:family="table-column">
      <style:table-column-properties style:column-width="0.0146in" style:rel-column-width="143*"/>
    </style:style>
    <style:style style:name="Table2.C" style:family="table-column">
      <style:table-column-properties style:column-width="0.45in" style:rel-column-width="4396*"/>
    </style:style>
    <style:style style:name="Table2.D" style:family="table-column">
      <style:table-column-properties style:column-width="1.2125in" style:rel-column-width="11844*"/>
    </style:style>
    <style:style style:name="Table2.F" style:family="table-column">
      <style:table-column-properties style:column-width="1.0771in" style:rel-column-width="10524*"/>
    </style:style>
    <style:style style:name="Table2.G" style:family="table-column">
      <style:table-column-properties style:column-width="0.6in" style:rel-column-width="5862*"/>
    </style:style>
    <style:style style:name="Table2.A1" style:family="table-cell">
      <style:table-cell-properties fo:background-color="transparent" fo:padding="0.0382in" fo:border-left="none" fo:border-right="none" fo:border-top="0.0007in solid #000000" fo:border-bottom="0.0007in solid #000000">
        <style:background-image/>
      </style:table-cell-properties>
    </style:style>
    <style:style style:name="Table2.A2" style:family="table-cell">
      <style:table-cell-properties fo:background-color="#e6e6e6" fo:padding="0.0382in" fo:border-left="none" fo:border-right="none" fo:border-top="none" fo:border-bottom="0.0007in solid #000000">
        <style:background-image/>
      </style:table-cell-properties>
    </style:style>
    <style:style style:name="Table2.G2" style:family="table-cell" style:data-style-name="N0">
      <style:table-cell-properties fo:background-color="#e6e6e6" fo:padding="0.0382in" fo:border-left="none" fo:border-right="none" fo:border-top="none" fo:border-bottom="0.0007in solid #000000">
        <style:background-image/>
      </style:table-cell-properties>
    </style:style>
    <style:style style:name="Table2.A3" style:family="table-cell">
      <style:table-cell-properties fo:padding="0.0382in" fo:border="none"/>
    </style:style>
    <style:style style:name="Table2.G3" style:family="table-cell" style:data-style-name="N0">
      <style:table-cell-properties fo:padding="0.0382in" fo:border="none"/>
    </style:style>
    <style:style style:name="Table2.G22" style:family="table-cell" style:data-style-name="N0">
      <style:table-cell-properties style:vertical-align="middle" fo:padding="0.0382in" fo:border="none"/>
    </style:style>
    <style:style style:name="Table2.A33" style:family="table-cell">
      <style:table-cell-properties style:vertical-align="middle" fo:padding="0.0382in" fo:border="none"/>
    </style:style>
    <style:style style:name="Table2.A40" style:family="table-cell">
      <style:table-cell-properties fo:background-color="#c0c0c0" fo:padding="0.0382in" fo:border="none">
        <style:background-image/>
      </style:table-cell-properties>
    </style:style>
    <style:style style:name="Table2.A41" style:family="table-cell">
      <style:table-cell-properties fo:padding="0.0382in" fo:border-left="none" fo:border-right="none" fo:border-top="0.0007in solid #000000" fo:border-bottom="0.0007in solid #000000"/>
    </style:style>
    <style:style style:name="Table2.A54" style:family="table-cell">
      <style:table-cell-properties fo:padding="0.0382in" fo:border-left="none" fo:border-right="none" fo:border-top="0.0007in solid #000000" fo:border-bottom="none"/>
    </style:style>
    <style:style style:name="Table2.B103" style:family="table-cell" style:data-style-name="N11">
      <style:table-cell-properties fo:padding="0.0382in" fo:border="none"/>
    </style:style>
    <style:style style:name="Table1" style:family="table">
      <style:table-properties style:width="6.6319in" table:align="margins"/>
    </style:style>
    <style:style style:name="Table1.A" style:family="table-column">
      <style:table-column-properties style:column-width="3.316in" style:rel-column-width="32767*"/>
    </style:style>
    <style:style style:name="Table1.B" style:family="table-column">
      <style:table-column-properties style:column-width="3.316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data-style-name="N0">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1.B4"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fo:language="ro" fo:country="RO" fo:font-weight="bold" fo:background-color="#ffff00" style:font-weight-asian="bold" style:font-weight-complex="bold"/>
    </style:style>
    <style:style style:name="P3" style:family="paragraph" style:parent-style-name="Standard">
      <style:paragraph-properties fo:line-height="150%" fo:text-align="justify" style:justify-single-word="false"/>
      <style:text-properties fo:language="ro" fo:country="RO" fo:font-weight="bold" fo:background-color="transparent" style:font-weight-asian="bold" style:font-weight-complex="bold"/>
    </style:style>
    <style:style style:name="P4" style:family="paragraph" style:parent-style-name="Standard">
      <style:paragraph-properties fo:line-height="150%" fo:text-align="justify" style:justify-single-word="false">
        <style:tab-stops>
          <style:tab-stop style:position="1.039in"/>
        </style:tab-stops>
      </style:paragraph-properties>
      <style:text-properties fo:language="ro" fo:country="RO" fo:font-weight="bold" fo:background-color="transparent" style:font-weight-asian="bold" style:font-weight-complex="bold"/>
    </style:style>
    <style:style style:name="P5" style:family="paragraph" style:parent-style-name="Standard">
      <style:paragraph-properties fo:line-height="150%" fo:text-align="center" style:justify-single-word="false"/>
      <style:text-properties fo:language="ro" fo:country="RO" fo:font-weight="bold" fo:background-color="transparent" style:font-weight-asian="bold" style:font-weight-complex="bold"/>
    </style:style>
    <style:style style:name="P6" style:family="paragraph" style:parent-style-name="Standard">
      <style:paragraph-properties fo:line-height="150%" fo:text-align="center" style:justify-single-word="false">
        <style:tab-stops>
          <style:tab-stop style:position="0in"/>
        </style:tab-stops>
      </style:paragraph-properties>
      <style:text-properties fo:language="ro" fo:country="RO" fo:font-weight="bold" fo:background-color="transparent" style:font-weight-asian="bold"/>
    </style:style>
    <style:style style:name="P7" style:family="paragraph" style:parent-style-name="Standard">
      <style:paragraph-properties fo:line-height="150%" fo:text-align="justify" style:justify-single-word="false" fo:orphans="0" fo:widows="0"/>
      <style:text-properties fo:language="ro" fo:country="RO" fo:background-color="#ffff00" style:font-weight-complex="bold"/>
    </style:style>
    <style:style style:name="P8" style:family="paragraph" style:parent-style-name="Standard">
      <style:paragraph-properties fo:line-height="150%" fo:text-align="justify" style:justify-single-word="false" fo:orphans="0" fo:widows="0"/>
      <style:text-properties fo:language="ro" fo:country="RO" fo:background-color="transparent"/>
    </style:style>
    <style:style style:name="P9" style:family="paragraph" style:parent-style-name="Standard">
      <style:paragraph-properties fo:line-height="150%" fo:text-align="justify" style:justify-single-word="false"/>
      <style:text-properties fo:font-size="12pt" fo:language="ro" fo:country="RO" fo:font-weight="normal" fo:background-color="#ffff00"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fo:font-size="12pt" fo:language="ro" fo:country="RO" fo:font-weight="normal" fo:background-color="transparent" style:font-size-asian="12pt" style:font-weight-asian="normal" style:font-size-complex="12pt" style:font-weight-complex="normal"/>
    </style:style>
    <style:style style:name="P11" style:family="paragraph" style:parent-style-name="Standard">
      <style:paragraph-properties fo:line-height="150%" fo:text-align="center" style:justify-single-word="false"/>
      <style:text-properties fo:font-size="12pt" fo:language="ro" fo:country="RO" fo:font-weight="normal" fo:background-color="transparent" style:font-size-asian="12pt" style:font-weight-asian="normal" style:font-size-complex="12pt" style:font-weight-complex="normal"/>
    </style:style>
    <style:style style:name="P12" style:family="paragraph" style:parent-style-name="Standard">
      <style:paragraph-properties fo:line-height="100%" fo:text-align="start" style:justify-single-word="false"/>
      <style:text-properties fo:font-size="12pt" fo:language="ro" fo:country="RO" fo:font-weight="normal" fo:background-color="transparent" style:font-size-asian="12pt" style:font-weight-asian="normal" style:font-size-complex="12pt" style:font-weight-complex="normal"/>
    </style:style>
    <style:style style:name="P13" style:family="paragraph" style:parent-style-name="Standard">
      <style:paragraph-properties fo:line-height="100%" fo:text-align="start" style:justify-single-word="false"/>
      <style:text-properties fo:font-size="12pt" fo:language="ro" fo:country="RO" fo:font-weight="bold" fo:background-color="transparent" style:font-size-asian="12pt" style:font-weight-asian="bold" style:font-size-complex="12pt" style:font-weight-complex="bold"/>
    </style:style>
    <style:style style:name="P14" style:family="paragraph" style:parent-style-name="Standard">
      <style:paragraph-properties fo:line-height="100%" fo:text-align="justify" style:justify-single-word="false"/>
      <style:text-properties fo:font-size="12pt" fo:language="ro" fo:country="RO" fo:font-style="normal" fo:font-weight="bold" fo:background-color="transparent" style:font-size-asian="12pt" style:font-style-asian="normal" style:font-weight-asian="bold" style:font-size-complex="12pt" style:font-style-complex="normal" style:font-weight-complex="bold"/>
    </style:style>
    <style:style style:name="P15" style:family="paragraph" style:parent-style-name="Standard">
      <style:paragraph-properties fo:line-height="100%" fo:text-align="start" style:justify-single-word="false"/>
      <style:text-properties fo:font-size="12pt" fo:language="ro" fo:country="RO" fo:background-color="transparent" style:font-size-asian="12pt" style:font-size-complex="12pt"/>
    </style:style>
    <style:style style:name="P16" style:family="paragraph" style:parent-style-name="Standard">
      <style:paragraph-properties fo:line-height="150%" fo:text-align="justify" style:justify-single-word="false"/>
      <style:text-properties fo:font-size="12pt" fo:language="hu" fo:country="HU" fo:font-weight="normal" fo:background-color="transparent" style:font-size-asian="12pt" style:font-weight-asian="normal" style:font-size-complex="12pt" style:font-weight-complex="normal"/>
    </style:style>
    <style:style style:name="P17" style:family="paragraph" style:parent-style-name="Standard">
      <style:paragraph-properties fo:line-height="150%" fo:text-align="center" style:justify-single-word="false"/>
      <style:text-properties fo:font-size="12pt" fo:language="en" fo:country="US" fo:font-weight="normal" fo:background-color="transparent"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fo:font-size="12pt" fo:language="en" fo:country="US" fo:font-weight="bold" fo:background-color="#ffff00" style:font-size-asian="12pt" style:font-weight-asian="bold" style:font-size-complex="12pt"/>
    </style:style>
    <style:style style:name="P19" style:family="paragraph" style:parent-style-name="Standard">
      <style:paragraph-properties fo:line-height="150%" fo:text-align="center" style:justify-single-word="false"/>
      <style:text-properties fo:font-size="14pt" fo:language="en" fo:country="US" fo:font-weight="bold" fo:background-color="#ffff00" style:font-size-asian="14pt" style:font-weight-asian="bold" style:font-size-complex="14pt" style:font-weight-complex="bold"/>
    </style:style>
    <style:style style:name="P20" style:family="paragraph" style:parent-style-name="Standard">
      <style:paragraph-properties fo:line-height="150%" fo:text-align="start" style:justify-single-word="false"/>
      <style:text-properties fo:font-size="14pt" fo:language="en" fo:country="US" fo:font-weight="bold" fo:background-color="transparent" style:font-size-asian="14pt" style:font-weight-asian="bold" style:font-size-complex="14pt"/>
    </style:style>
    <style:style style:name="P21" style:family="paragraph" style:parent-style-name="Standard">
      <style:paragraph-properties fo:line-height="150%" fo:text-align="start" style:justify-single-word="false"/>
      <style:text-properties fo:font-size="14pt" fo:language="hu" fo:country="HU" fo:font-weight="bold" fo:background-color="transparent" style:font-size-asian="14pt" style:font-weight-asian="bold" style:font-size-complex="14pt"/>
    </style:style>
    <style:style style:name="P22" style:family="paragraph" style:parent-style-name="Standard">
      <style:paragraph-properties fo:line-height="150%" fo:text-align="justify" style:justify-single-word="false"/>
      <style:text-properties fo:font-size="14pt" fo:language="ro" fo:country="RO" fo:background-color="transparent" style:font-size-asian="14pt" style:font-size-complex="14pt" style:font-weight-complex="bold"/>
    </style:style>
    <style:style style:name="P23" style:family="paragraph" style:parent-style-name="Standard">
      <style:paragraph-properties fo:line-height="150%" fo:text-align="center" style:justify-single-word="false"/>
      <style:text-properties fo:font-size="14pt" fo:background-color="transparent" style:font-size-asian="14pt" style:font-size-complex="14pt"/>
    </style:style>
    <style:style style:name="P24" style:family="paragraph" style:parent-style-name="Standard">
      <style:paragraph-properties fo:line-height="150%" fo:text-align="start" style:justify-single-word="false"/>
      <style:text-properties fo:background-color="#ffff00"/>
    </style:style>
    <style:style style:name="P25" style:family="paragraph" style:parent-style-name="Standard">
      <style:paragraph-properties fo:line-height="150%" fo:text-align="center" style:justify-single-word="false"/>
      <style:text-properties fo:font-size="22pt" fo:font-weight="bold" fo:background-color="#ffff00" style:font-size-asian="22pt" style:font-weight-asian="bold" style:font-size-complex="22pt"/>
    </style:style>
    <style:style style:name="P26" style:family="paragraph" style:parent-style-name="Standard">
      <style:paragraph-properties fo:line-height="150%" fo:text-align="center" style:justify-single-word="false"/>
      <style:text-properties fo:font-size="22pt" fo:font-weight="bold" fo:background-color="transparent" style:font-size-asian="22pt" style:font-weight-asian="bold" style:font-size-complex="22pt"/>
    </style:style>
    <style:style style:name="P27" style:family="paragraph" style:parent-style-name="Standard">
      <style:paragraph-properties fo:line-height="150%" fo:text-align="justify" style:justify-single-word="false"/>
      <style:text-properties fo:font-size="16pt" fo:language="ro" fo:country="RO" fo:background-color="transparent" style:font-size-asian="16pt" style:font-size-complex="16pt" style:font-weight-complex="bold"/>
    </style:style>
    <style:style style:name="P28" style:family="paragraph" style:parent-style-name="Standard">
      <style:paragraph-properties fo:line-height="150%" fo:text-align="center" style:justify-single-word="false"/>
      <style:text-properties fo:font-size="16pt" fo:background-color="transparent" style:font-size-asian="16pt" style:font-size-complex="16pt"/>
    </style:style>
    <style:style style:name="P29" style:family="paragraph" style:parent-style-name="Standard">
      <style:paragraph-properties fo:line-height="150%" fo:text-align="justify" style:justify-single-word="false"/>
      <style:text-properties fo:language="hu" fo:country="HU" fo:font-weight="bold" fo:background-color="transparent" style:font-weight-asian="bold" style:font-weight-complex="bold"/>
    </style:style>
    <style:style style:name="P30" style:family="paragraph" style:parent-style-name="Standard">
      <style:paragraph-properties fo:line-height="150%" fo:text-align="justify" style:justify-single-word="false" fo:orphans="0" fo:widows="0"/>
      <style:text-properties fo:language="en" fo:country="US" fo:background-color="#ffff00" style:font-weight-complex="bold"/>
    </style:style>
    <style:style style:name="P31" style:family="paragraph" style:parent-style-name="Standard">
      <style:paragraph-properties fo:line-height="150%" fo:text-align="justify" style:justify-single-word="false"/>
      <style:text-properties fo:background-color="transparent"/>
    </style:style>
    <style:style style:name="P32" style:family="paragraph" style:parent-style-name="Standard">
      <style:paragraph-properties fo:line-height="150%" fo:text-align="justify" style:justify-single-word="false">
        <style:tab-stops>
          <style:tab-stop style:position="1.039in"/>
        </style:tab-stops>
      </style:paragraph-properties>
      <style:text-properties fo:background-color="transparent"/>
    </style:style>
    <style:style style:name="P33" style:family="paragraph" style:parent-style-name="Standard">
      <style:paragraph-properties fo:line-height="150%" fo:text-align="center" style:justify-single-word="false"/>
      <style:text-properties fo:background-color="transparent"/>
    </style:style>
    <style:style style:name="P34" style:family="paragraph" style:parent-style-name="Table_20_Contents">
      <style:paragraph-properties fo:text-align="center" style:justify-single-word="false"/>
      <style:text-properties fo:font-size="11pt" fo:language="ro" fo:country="RO" fo:background-color="#ffff00" style:font-size-asian="11pt" style:font-size-complex="11pt"/>
    </style:style>
    <style:style style:name="P35" style:family="paragraph" style:parent-style-name="Standard">
      <style:paragraph-properties fo:margin-left="0.1598in" fo:margin-right="0.0035in" fo:line-height="150%" fo:text-align="justify" style:justify-single-word="false" fo:text-indent="0in" style:auto-text-indent="false"/>
      <style:text-properties fo:font-size="11pt" fo:language="ro" fo:country="RO" fo:font-weight="normal" fo:background-color="#ffff00" style:font-size-asian="11pt" style:font-weight-asian="normal" style:font-size-complex="11pt" style:font-weight-complex="normal"/>
    </style:style>
    <style:style style:name="P36" style:family="paragraph" style:parent-style-name="Standard">
      <style:paragraph-properties fo:margin-left="0.1598in" fo:margin-right="0.0035in" fo:line-height="150%" fo:text-align="justify" style:justify-single-word="false" fo:text-indent="0in" style:auto-text-indent="false"/>
      <style:text-properties fo:font-size="11pt" fo:language="ro" fo:country="RO" fo:font-weight="normal" fo:background-color="transparent" style:font-size-asian="11pt" style:font-weight-asian="normal" style:font-size-complex="11pt" style:font-weight-complex="normal"/>
    </style:style>
    <style:style style:name="P37" style:family="paragraph" style:parent-style-name="Standard">
      <style:paragraph-properties fo:margin-left="0.1598in" fo:margin-right="0.0035in" fo:line-height="100%" fo:text-align="justify" style:justify-single-word="false" fo:text-indent="0in" style:auto-text-indent="false"/>
      <style:text-properties fo:font-size="12pt" fo:language="ro" fo:country="RO" fo:font-weight="normal" fo:background-color="transparent" style:font-size-asian="12pt" style:font-weight-asian="normal" style:font-size-complex="12pt" style:font-weight-complex="normal"/>
    </style:style>
    <style:style style:name="P38" style:family="paragraph" style:parent-style-name="Standard">
      <style:paragraph-properties fo:margin-left="0.1598in" fo:margin-right="0.0035in" fo:line-height="100%" fo:text-align="start" style:justify-single-word="false" fo:text-indent="0in" style:auto-text-indent="false"/>
      <style:text-properties fo:font-size="12pt" fo:language="ro" fo:country="RO" fo:font-weight="normal" fo:background-color="transparent" style:font-size-asian="12pt" style:font-weight-asian="normal" style:font-size-complex="12pt" style:font-weight-complex="normal"/>
    </style:style>
    <style:style style:name="P39" style:family="paragraph" style:parent-style-name="Standard">
      <style:paragraph-properties fo:margin-left="0.1598in" fo:margin-right="0.0035in" fo:line-height="100%" fo:text-align="justify" style:justify-single-word="false" fo:text-indent="0in" style:auto-text-indent="false"/>
      <style:text-properties fo:background-color="transparent"/>
    </style:style>
    <style:style style:name="P40" style:family="paragraph" style:parent-style-name="Standard">
      <style:paragraph-properties fo:line-height="150%" fo:text-align="justify" style:justify-single-word="false" fo:background-color="transparent">
        <style:background-image/>
      </style:paragraph-properties>
      <style:text-properties fo:language="ro" fo:country="RO" fo:background-color="transparent"/>
    </style:style>
    <style:style style:name="P41" style:family="paragraph" style:parent-style-name="Standard">
      <style:paragraph-properties fo:line-height="150%" fo:text-align="center" style:justify-single-word="false" fo:background-color="transparent">
        <style:background-image/>
      </style:paragraph-properties>
      <style:text-properties fo:font-size="16pt" fo:language="ro" fo:country="RO" fo:background-color="transparent" style:font-size-asian="16pt" style:font-size-complex="16pt" style:font-weight-complex="bold"/>
    </style:style>
    <style:style style:name="P42" style:family="paragraph" style:parent-style-name="Standard">
      <style:paragraph-properties fo:margin-left="0.1591in" fo:margin-right="0in" fo:line-height="100%" fo:text-align="justify" style:justify-single-word="false" fo:text-indent="0in" style:auto-text-indent="false"/>
      <style:text-properties fo:font-size="12pt" fo:language="ro" fo:country="RO" fo:font-weight="normal" fo:background-color="transparent" style:font-size-asian="12pt" style:font-weight-asian="normal" style:font-size-complex="12pt" style:font-weight-complex="normal"/>
    </style:style>
    <style:style style:name="P43" style:family="paragraph" style:parent-style-name="Standard">
      <style:paragraph-properties fo:margin-left="0.1591in" fo:margin-right="0in" fo:line-height="100%" fo:text-align="justify" style:justify-single-word="false" fo:text-indent="0in" style:auto-text-indent="false" fo:background-color="transparent">
        <style:background-image/>
      </style:paragraph-properties>
      <style:text-properties fo:font-size="12pt" fo:language="ro" fo:country="RO" fo:font-weight="normal" fo:background-color="transparent" style:font-size-asian="12pt" style:font-weight-asian="normal" style:font-size-complex="12pt" style:font-weight-complex="normal"/>
    </style:style>
    <style:style style:name="P44" style:family="paragraph" style:parent-style-name="Standard">
      <style:paragraph-properties fo:margin-left="0.1591in" fo:margin-right="0in" fo:line-height="100%" fo:text-align="justify" style:justify-single-word="false" fo:text-indent="0in" style:auto-text-indent="false" fo:background-color="transparent">
        <style:background-image/>
      </style:paragraph-properties>
      <style:text-properties style:font-name="Times New Roman1" fo:font-size="12pt" fo:language="ro" fo:country="RO" fo:font-weight="normal" fo:background-color="transparent" style:font-name-asian="TimesNewRomanPS-BoldMT" style:font-size-asian="12pt" style:font-weight-asian="normal" style:font-name-complex="TimesNewRomanPS-BoldMT" style:font-size-complex="12pt" style:font-weight-complex="normal"/>
    </style:style>
    <style:style style:name="P45" style:family="paragraph" style:parent-style-name="Standard">
      <style:paragraph-properties fo:margin-left="0in" fo:margin-right="0.0035in" fo:line-height="100%" fo:text-align="start" style:justify-single-word="false" fo:text-indent="0in" style:auto-text-indent="false"/>
      <style:text-properties fo:font-size="12pt" fo:language="ro" fo:country="RO" fo:font-weight="bold" fo:background-color="transparent" style:font-size-asian="12pt" style:font-weight-asian="bold" style:font-size-complex="12pt" style:font-weight-complex="bold"/>
    </style:style>
    <style:style style:name="P46" style:family="paragraph" style:parent-style-name="Standard">
      <style:paragraph-properties fo:margin-left="0in" fo:margin-right="0.0035in" fo:line-height="100%" fo:text-align="start" style:justify-single-word="false" fo:text-indent="0in" style:auto-text-indent="false"/>
      <style:text-properties fo:font-size="12pt" fo:language="ro" fo:country="RO" fo:font-weight="normal" fo:background-color="transparent" style:font-size-asian="12pt" style:font-weight-asian="normal" style:font-size-complex="12pt" style:font-weight-complex="normal"/>
    </style:style>
    <style:style style:name="P47" style:family="paragraph" style:parent-style-name="Standard">
      <style:paragraph-properties fo:margin-left="0in" fo:margin-right="0.0035in" fo:line-height="150%" fo:text-align="justify" style:justify-single-word="false" fo:text-indent="0in" style:auto-text-indent="false"/>
      <style:text-properties fo:font-size="11pt" fo:language="ro" fo:country="RO" fo:font-weight="normal" fo:background-color="transparent" style:font-size-asian="11pt" style:font-weight-asian="normal" style:font-size-complex="11pt" style:font-weight-complex="normal"/>
    </style:style>
    <style:style style:name="P48" style:family="paragraph" style:parent-style-name="Standard">
      <style:paragraph-properties fo:margin-left="0in" fo:margin-right="0.0035in" fo:line-height="100%" fo:text-align="start" style:justify-single-word="false" fo:text-indent="0in" style:auto-text-indent="false" fo:background-color="transparent">
        <style:background-image/>
      </style:paragraph-properties>
      <style:text-properties fo:font-size="12pt" fo:language="ro" fo:country="RO" fo:font-weight="bold" fo:background-color="transparent" style:font-size-asian="12pt" style:font-weight-asian="bold" style:font-size-complex="12pt" style:font-weight-complex="bold"/>
    </style:style>
    <style:style style:name="P49" style:family="paragraph" style:parent-style-name="Standard">
      <style:paragraph-properties fo:margin-left="0in" fo:margin-right="0.0035in" fo:line-height="100%" fo:text-align="justify" style:justify-single-word="false" fo:text-indent="0in" style:auto-text-indent="false" fo:background-color="transparent">
        <style:tab-stops>
          <style:tab-stop style:position="3.9272in"/>
        </style:tab-stops>
        <style:background-image/>
      </style:paragraph-properties>
      <style:text-properties style:font-name="TimesNewRomanPSMT" fo:font-size="12pt" fo:language="en" fo:country="US" fo:font-weight="normal" fo:background-color="transparent" style:font-name-asian="TimesNewRomanPSMT" style:font-size-asian="12pt" style:font-weight-asian="normal" style:font-name-complex="TimesNewRomanPSMT" style:font-size-complex="12pt" style:font-weight-complex="normal"/>
    </style:style>
    <style:style style:name="P50" style:family="paragraph" style:parent-style-name="Standard">
      <style:paragraph-properties fo:margin-left="0in" fo:margin-right="0.0035in" fo:line-height="100%" fo:text-align="start" style:justify-single-word="false" fo:text-indent="0in" style:auto-text-indent="false" fo:background-color="transparent">
        <style:background-image/>
      </style:paragraph-properties>
      <style:text-properties style:font-name="Times New Roman2" fo:font-size="12pt" fo:language="ro" fo:country="RO" fo:font-weight="normal" fo:background-color="transparent" style:font-name-asian="Times New Roman2" style:font-size-asian="12pt" style:font-weight-asian="normal" style:font-name-complex="Times New Roman2" style:font-size-complex="12pt" style:font-weight-complex="normal"/>
    </style:style>
    <style:style style:name="P51" style:family="paragraph" style:parent-style-name="Standard">
      <style:paragraph-properties fo:line-height="150%" fo:text-align="justify" style:justify-single-word="false" fo:break-before="page"/>
      <style:text-properties fo:font-size="25pt" fo:font-weight="bold" fo:background-color="#ffff00" style:font-size-asian="25pt" style:font-weight-asian="bold" style:font-size-complex="11pt"/>
    </style:style>
    <style:style style:name="P52" style:family="paragraph" style:parent-style-name="Standard">
      <style:paragraph-properties fo:margin-left="0.4898in" fo:margin-right="0in" fo:line-height="100%" fo:text-align="start" style:justify-single-word="false" fo:text-indent="-0.5in" style:auto-text-indent="false">
        <style:tab-stops/>
      </style:paragraph-properties>
      <style:text-properties fo:font-size="12pt" fo:language="ro" fo:country="RO" fo:font-weight="bold" fo:background-color="transparent" style:font-size-asian="12pt" style:font-weight-asian="bold" style:font-size-complex="12pt" style:font-weight-complex="bold"/>
    </style:style>
    <style:style style:name="P53" style:family="paragraph" style:parent-style-name="Standard">
      <style:paragraph-properties fo:margin-left="0.1492in" fo:margin-right="0.0035in" fo:line-height="100%" fo:text-align="justify" style:justify-single-word="false" fo:text-indent="0in" style:auto-text-indent="false"/>
      <style:text-properties fo:font-size="11pt" fo:language="ro" fo:country="RO" fo:font-weight="normal" fo:background-color="transparent" style:font-size-asian="11pt" style:font-weight-asian="normal" style:font-size-complex="11pt" style:font-weight-complex="normal"/>
    </style:style>
    <style:style style:name="P54" style:family="paragraph" style:parent-style-name="Standard">
      <style:paragraph-properties fo:margin-left="0in" fo:margin-right="0in" fo:line-height="100%" fo:text-align="start" style:justify-single-word="false" fo:text-indent="0in" style:auto-text-indent="false" fo:background-color="transparent">
        <style:tab-stops>
          <style:tab-stop style:position="-0.2398in"/>
        </style:tab-stops>
        <style:background-image/>
      </style:paragraph-properties>
      <style:text-properties fo:font-size="12pt" fo:language="ro" fo:country="RO" fo:font-weight="bold" fo:background-color="transparent" style:font-size-asian="12pt" style:font-weight-asian="bold" style:font-size-complex="12pt" style:font-weight-complex="bold"/>
    </style:style>
    <style:style style:name="P55" style:family="paragraph" style:parent-style-name="Table_20_Contents">
      <style:paragraph-properties fo:line-height="100%" fo:text-align="center" style:justify-single-word="false"/>
      <style:text-properties style:text-line-through-style="none" fo:font-style="normal" fo:background-color="transparent" style:font-style-asian="normal" style:font-style-complex="normal"/>
    </style:style>
    <style:style style:name="P56" style:family="paragraph" style:parent-style-name="Table_20_Contents">
      <style:paragraph-properties fo:line-height="100%" fo:text-align="center" style:justify-single-word="false"/>
      <style:text-properties style:text-line-through-style="none" fo:language="ro" fo:country="RO" fo:font-style="normal" fo:background-color="transparent" style:font-style-asian="normal" style:font-style-complex="normal"/>
    </style:style>
    <style:style style:name="P57" style:family="paragraph" style:parent-style-name="Table_20_Contents">
      <style:paragraph-properties fo:line-height="100%" fo:text-align="center" style:justify-single-word="false"/>
      <style:text-properties style:text-line-through-style="none" fo:language="ro" fo:country="RO" fo:font-style="italic" fo:background-color="transparent" style:font-style-asian="italic" style:font-style-complex="italic"/>
    </style:style>
    <style:style style:name="P58" style:family="paragraph" style:parent-style-name="Table_20_Contents">
      <style:paragraph-properties fo:line-height="100%" fo:text-align="center" style:justify-single-word="false"/>
      <style:text-properties style:text-line-through-style="none" fo:language="ro" fo:country="RO" fo:background-color="transparent"/>
    </style:style>
    <style:style style:name="P59" style:family="paragraph" style:parent-style-name="Table_20_Contents">
      <style:paragraph-properties fo:line-height="100%" fo:text-align="center" style:justify-single-word="false"/>
      <style:text-properties style:text-line-through-style="none" fo:language="ro" fo:country="RO" fo:font-weight="normal" fo:background-color="transparent" style:font-weight-asian="normal" style:font-weight-complex="normal"/>
    </style:style>
    <style:style style:name="P60" style:family="paragraph" style:parent-style-name="Table_20_Contents">
      <style:paragraph-properties fo:line-height="100%" fo:text-align="center" style:justify-single-word="false"/>
      <style:text-properties fo:language="en" fo:country="US" fo:background-color="#ffff00"/>
    </style:style>
    <style:style style:name="P61" style:family="paragraph" style:parent-style-name="Table_20_Contents">
      <style:paragraph-properties fo:line-height="100%" fo:text-align="center" style:justify-single-word="false"/>
      <style:text-properties fo:language="en" fo:country="US" fo:background-color="transparent"/>
    </style:style>
    <style:style style:name="P62" style:family="paragraph" style:parent-style-name="Table_20_Contents">
      <style:paragraph-properties fo:line-height="100%" fo:text-align="center" style:justify-single-word="false"/>
      <style:text-properties fo:language="ro" fo:country="RO" fo:background-color="#ffff00"/>
    </style:style>
    <style:style style:name="P63" style:family="paragraph" style:parent-style-name="Table_20_Contents">
      <style:paragraph-properties fo:line-height="100%" fo:text-align="center" style:justify-single-word="false"/>
      <style:text-properties fo:language="ro" fo:country="RO" fo:background-color="transparent"/>
    </style:style>
    <style:style style:name="P64" style:family="paragraph" style:parent-style-name="Table_20_Contents">
      <style:paragraph-properties fo:line-height="100%" fo:text-align="center" style:justify-single-word="false"/>
      <style:text-properties fo:background-color="#ffff00"/>
    </style:style>
    <style:style style:name="P65" style:family="paragraph" style:parent-style-name="Table_20_Contents">
      <style:paragraph-properties fo:line-height="100%" fo:text-align="center" style:justify-single-word="false"/>
      <style:text-properties fo:background-color="transparent"/>
    </style:style>
    <style:style style:name="P66" style:family="paragraph" style:parent-style-name="Table_20_Contents">
      <style:paragraph-properties fo:text-align="center" style:justify-single-word="false"/>
      <style:text-properties fo:font-size="11pt" fo:language="ro" fo:country="RO" fo:background-color="transparent" style:font-size-asian="11pt" style:font-size-complex="11pt"/>
    </style:style>
    <style:style style:name="P67" style:family="paragraph" style:parent-style-name="Table_20_Contents">
      <style:paragraph-properties fo:text-align="center" style:justify-single-word="false"/>
      <style:text-properties fo:font-size="11pt" fo:background-color="transparent" style:font-size-asian="11pt" style:font-size-complex="11pt"/>
    </style:style>
    <style:style style:name="P68" style:family="paragraph" style:parent-style-name="Table_20_Contents">
      <style:paragraph-properties fo:text-align="center" style:justify-single-word="false"/>
      <style:text-properties fo:font-size="11pt" fo:language="hu" fo:country="HU" fo:background-color="transparent" style:font-size-asian="11pt" style:font-size-complex="11pt"/>
    </style:style>
    <style:style style:name="P69" style:family="paragraph" style:parent-style-name="Table_20_Contents">
      <style:paragraph-properties fo:margin-left="0.1598in" fo:margin-right="0in" fo:line-height="100%" fo:text-align="justify" style:justify-single-word="false" fo:text-indent="0in" style:auto-text-indent="false"/>
      <style:text-properties style:text-line-through-style="none" fo:font-style="normal" fo:background-color="transparent" style:font-style-asian="normal" style:font-style-complex="normal"/>
    </style:style>
    <style:style style:name="P70" style:family="paragraph" style:parent-style-name="Table_20_Contents">
      <style:paragraph-properties fo:margin-left="0.1598in" fo:margin-right="0in" fo:line-height="100%" fo:text-align="center" style:justify-single-word="false" fo:text-indent="0in" style:auto-text-indent="false"/>
      <style:text-properties style:text-line-through-style="none" fo:font-style="normal" fo:background-color="transparent" style:font-style-asian="normal" style:font-style-complex="normal"/>
    </style:style>
    <style:style style:name="P71" style:family="paragraph" style:parent-style-name="Standard" style:master-page-name="First_20_Page">
      <style:paragraph-properties fo:line-height="150%" fo:text-align="start" style:justify-single-word="false" style:page-number="auto"/>
      <style:text-properties fo:font-size="14pt" fo:language="en" fo:country="US" fo:font-weight="bold" fo:background-color="transparent" style:font-size-asian="14pt" style:font-weight-asian="bold" style:font-size-complex="14pt"/>
    </style:style>
    <style:style style:name="P72" style:family="paragraph" style:parent-style-name="Standard">
      <style:paragraph-properties fo:line-height="150%" fo:text-align="justify" style:justify-single-word="false"/>
      <style:text-properties fo:font-size="12pt" fo:language="ro" fo:country="RO" fo:font-weight="normal" fo:background-color="transparent" style:font-size-asian="12pt" style:font-weight-asian="normal" style:font-size-complex="12pt" style:font-weight-complex="normal"/>
    </style:style>
    <style:style style:name="P73" style:family="paragraph" style:parent-style-name="Standard" style:list-style-name="L1">
      <style:paragraph-properties fo:line-height="150%" fo:text-align="justify" style:justify-single-word="false"/>
      <style:text-properties fo:font-size="12pt" fo:language="ro" fo:country="RO" fo:font-weight="normal" fo:background-color="transparent" style:font-size-asian="12pt" style:font-weight-asian="normal" style:font-size-complex="12pt" style:font-weight-complex="normal"/>
    </style:style>
    <style:style style:name="P74" style:family="paragraph" style:parent-style-name="Standard" style:list-style-name="L2">
      <style:paragraph-properties fo:line-height="150%" fo:text-align="justify" style:justify-single-word="false"/>
      <style:text-properties fo:font-size="12pt" fo:language="ro" fo:country="RO" fo:font-weight="normal" fo:background-color="transparent" style:font-size-asian="12pt" style:font-weight-asian="normal" style:font-size-complex="12pt" style:font-weight-complex="normal"/>
    </style:style>
    <style:style style:name="P75" style:family="paragraph" style:parent-style-name="Standard" style:list-style-name="L4">
      <style:paragraph-properties fo:line-height="100%" fo:text-align="start" style:justify-single-word="false"/>
      <style:text-properties fo:font-size="12pt" fo:language="ro" fo:country="RO" fo:font-weight="normal" fo:background-color="transparent" style:font-size-asian="12pt" style:font-weight-asian="normal" style:font-size-complex="12pt" style:font-weight-complex="normal"/>
    </style:style>
    <style:style style:name="P76" style:family="paragraph" style:parent-style-name="Standard" style:list-style-name="L4">
      <style:paragraph-properties fo:line-height="100%" fo:text-align="justify" style:justify-single-word="false" fo:orphans="0" fo:widows="0">
        <style:tab-stops>
          <style:tab-stop style:position="0.9846in"/>
          <style:tab-stop style:position="6.8429in"/>
        </style:tab-stops>
      </style:paragraph-properties>
      <style:text-properties fo:font-size="12pt" fo:language="ro" fo:country="RO" fo:font-weight="normal" fo:background-color="transparent" style:font-size-asian="12pt" style:font-weight-asian="normal" style:font-size-complex="12pt" style:font-weight-complex="normal"/>
    </style:style>
    <style:style style:name="P77" style:family="paragraph" style:parent-style-name="Standard" style:list-style-name="L4">
      <style:paragraph-properties fo:line-height="100%" fo:text-align="start" style:justify-single-word="false"/>
      <style:text-properties fo:font-size="12pt" fo:language="ro" fo:country="RO" fo:font-style="italic" fo:font-weight="normal" fo:background-color="transparent" style:font-size-asian="12pt" style:font-style-asian="italic" style:font-weight-asian="normal" style:font-size-complex="12pt" style:font-style-complex="italic" style:font-weight-complex="normal"/>
    </style:style>
    <style:style style:name="P78" style:family="paragraph" style:parent-style-name="Standard" style:list-style-name="L4">
      <style:paragraph-properties fo:line-height="100%" fo:text-align="justify" style:justify-single-word="false" fo:orphans="0" fo:widows="0">
        <style:tab-stops>
          <style:tab-stop style:position="0.9846in"/>
          <style:tab-stop style:position="6.8429in"/>
        </style:tab-stops>
      </style:paragraph-properties>
      <style:text-properties fo:font-size="12pt" fo:language="ro" fo:country="RO" fo:font-style="italic" fo:font-weight="normal" fo:background-color="transparent" style:font-size-asian="12pt" style:font-style-asian="italic" style:font-weight-asian="normal" style:font-size-complex="12pt" style:font-style-complex="italic" style:font-weight-complex="normal"/>
    </style:style>
    <style:style style:name="P79" style:family="paragraph" style:parent-style-name="Standard" style:list-style-name="L5">
      <style:paragraph-properties fo:line-height="100%" fo:text-align="justify" style:justify-single-word="false"/>
      <style:text-properties fo:font-size="12pt" fo:language="ro" fo:country="RO" fo:background-color="transparent" style:font-size-asian="12pt" style:font-size-complex="12pt"/>
    </style:style>
    <style:style style:name="P80" style:family="paragraph" style:parent-style-name="Standard" style:list-style-name="L6">
      <style:paragraph-properties fo:line-height="100%" fo:text-align="justify" style:justify-single-word="false" fo:orphans="0" fo:widows="0">
        <style:tab-stops>
          <style:tab-stop style:position="0.9846in"/>
          <style:tab-stop style:position="6.8429in"/>
        </style:tab-stops>
      </style:paragraph-properties>
      <style:text-properties fo:font-size="12pt" fo:language="ro" fo:country="RO" fo:font-style="normal" fo:font-weight="normal" fo:background-color="transparent" style:font-size-asian="12pt" style:font-style-asian="normal" style:font-weight-asian="normal" style:font-size-complex="12pt" style:font-style-complex="normal" style:font-weight-complex="normal"/>
    </style:style>
    <style:style style:name="P81" style:family="paragraph" style:parent-style-name="Standard" style:list-style-name="L7">
      <style:paragraph-properties fo:line-height="100%" fo:text-align="justify" style:justify-single-word="false"/>
      <style:text-properties fo:font-size="12pt" fo:language="ro" fo:country="RO" fo:font-style="normal" fo:font-weight="normal" fo:background-color="transparent" style:font-size-asian="12pt" style:language-asian="ro" style:country-asian="RO" style:font-style-asian="normal" style:font-weight-asian="normal" style:font-size-complex="12pt" style:font-style-complex="italic" style:font-weight-complex="normal"/>
    </style:style>
    <style:style style:name="P82" style:family="paragraph" style:parent-style-name="Standard" style:list-style-name="L7">
      <style:paragraph-properties fo:line-height="100%" fo:text-align="justify" style:justify-single-word="false"/>
      <style:text-properties fo:font-size="12pt" fo:language="ro" fo:country="RO" fo:font-style="normal" fo:font-weight="normal" fo:background-color="transparent" style:font-size-asian="12pt" style:language-asian="ro" style:country-asian="RO" style:font-style-asian="normal" style:font-weight-asian="normal" style:font-size-complex="12pt" style:font-style-complex="normal" style:font-weight-complex="normal"/>
    </style:style>
    <style:style style:name="P83" style:family="paragraph" style:parent-style-name="Standard">
      <style:paragraph-properties fo:line-height="100%" fo:text-align="justify" style:justify-single-word="false"/>
      <style:text-properties fo:font-size="12pt" fo:language="ro" fo:country="RO" fo:font-weight="bold" fo:background-color="transparent" style:font-size-asian="12pt" style:font-weight-asian="bold" style:font-size-complex="12pt" style:font-weight-complex="bold"/>
    </style:style>
    <style:style style:name="P84" style:family="paragraph" style:parent-style-name="Standard" style:list-style-name="L6">
      <style:paragraph-properties fo:line-height="100%" fo:text-align="justify" style:justify-single-word="false" fo:orphans="0" fo:widows="0">
        <style:tab-stops>
          <style:tab-stop style:position="0.9846in"/>
          <style:tab-stop style:position="6.8429in"/>
        </style:tab-stops>
      </style:paragraph-properties>
      <style:text-properties fo:font-size="12pt" fo:language="ro" fo:country="RO" fo:font-weight="bold" fo:background-color="transparent" style:font-size-asian="12pt" style:font-weight-asian="bold" style:font-size-complex="12pt" style:font-weight-complex="bold"/>
    </style:style>
    <style:style style:name="P85" style:family="paragraph" style:parent-style-name="Standard">
      <style:paragraph-properties fo:line-height="100%" fo:text-align="justify" style:justify-single-word="false"/>
      <style:text-properties fo:background-color="transparent"/>
    </style:style>
    <style:style style:name="P86" style:family="paragraph" style:parent-style-name="Standard" style:list-style-name="L8">
      <style:paragraph-properties fo:line-height="100%" fo:text-align="justify" style:justify-single-word="false"/>
      <style:text-properties fo:background-color="transparent"/>
    </style:style>
    <style:style style:name="P87" style:family="paragraph" style:parent-style-name="Standard">
      <style:paragraph-properties fo:line-height="100%" fo:text-align="center" style:justify-single-word="false"/>
      <style:text-properties fo:font-size="11pt" fo:language="ro" fo:country="RO" fo:font-weight="bold" fo:background-color="transparent" style:font-size-asian="11pt" style:font-weight-asian="bold" style:font-size-complex="11pt"/>
    </style:style>
    <style:style style:name="P88" style:family="paragraph" style:parent-style-name="Standard">
      <style:paragraph-properties fo:line-height="100%" fo:text-align="start" style:justify-single-word="false"/>
      <style:text-properties fo:font-size="11pt" fo:font-weight="bold" fo:background-color="transparent" style:font-size-asian="11pt" style:font-weight-asian="bold" style:font-size-complex="11pt"/>
    </style:style>
    <style:style style:name="P89" style:family="paragraph" style:parent-style-name="Standard">
      <style:paragraph-properties fo:line-height="150%" fo:text-align="start" style:justify-single-word="false"/>
      <style:text-properties fo:font-size="11pt" fo:font-weight="bold" fo:background-color="transparent" style:font-size-asian="11pt" style:font-weight-asian="bold" style:font-size-complex="11pt"/>
    </style:style>
    <style:style style:name="P90" style:family="paragraph" style:parent-style-name="Standard">
      <style:paragraph-properties fo:line-height="150%" fo:text-align="justify" style:justify-single-word="false" fo:orphans="0" fo:widows="0"/>
      <style:text-properties fo:language="ro" fo:country="RO" fo:background-color="transparent" style:font-weight-complex="bold"/>
    </style:style>
    <style:style style:name="P91" style:family="paragraph" style:parent-style-name="Standard" style:list-style-name="WW8Num43">
      <style:paragraph-properties fo:margin-left="0.8646in" fo:margin-right="0in" fo:line-height="150%" fo:text-align="justify" style:justify-single-word="false" fo:orphans="0" fo:widows="0" fo:text-indent="-0.25in" style:auto-text-indent="false">
        <style:tab-stops/>
      </style:paragraph-properties>
      <style:text-properties fo:background-color="transparent" style:font-weight-complex="bold"/>
    </style:style>
    <style:style style:name="P92" style:family="paragraph" style:parent-style-name="Standard" style:list-style-name="WW8Num43">
      <style:paragraph-properties fo:margin-left="0.8646in" fo:margin-right="0in" fo:line-height="150%" fo:text-align="justify" style:justify-single-word="false" fo:orphans="0" fo:widows="0" fo:text-indent="-0.25in" style:auto-text-indent="false">
        <style:tab-stops/>
      </style:paragraph-properties>
      <style:text-properties fo:background-color="transparent"/>
    </style:style>
    <style:style style:name="P93" style:family="paragraph" style:parent-style-name="Standard" style:list-style-name="WW8Num43">
      <style:paragraph-properties fo:margin-left="0.8646in" fo:margin-right="0in" fo:line-height="150%" fo:text-align="justify" style:justify-single-word="false" fo:orphans="0" fo:widows="0" fo:text-indent="-0.25in" style:auto-text-indent="false">
        <style:tab-stops/>
      </style:paragraph-properties>
      <style:text-properties fo:language="ro" fo:country="RO" fo:background-color="transparent" style:font-weight-complex="bold"/>
    </style:style>
    <style:style style:name="P94" style:family="paragraph" style:parent-style-name="Standard" style:list-style-name="WW8Num43">
      <style:paragraph-properties fo:margin-left="0.8646in" fo:margin-right="0in" fo:line-height="150%" fo:text-align="justify" style:justify-single-word="false" fo:orphans="0" fo:widows="0" fo:text-indent="-0.25in" style:auto-text-indent="false" fo:background-color="transparent">
        <style:tab-stops/>
        <style:background-image/>
      </style:paragraph-properties>
      <style:text-properties fo:background-color="transparent"/>
    </style:style>
    <style:style style:name="P95" style:family="paragraph" style:parent-style-name="Standard" style:list-style-name="WW8Num43">
      <style:paragraph-properties fo:margin-left="0.8646in" fo:margin-right="0in" fo:line-height="150%" fo:text-align="justify" style:justify-single-word="false" fo:orphans="0" fo:widows="0" fo:text-indent="-0.25in" style:auto-text-indent="false" fo:background-color="transparent">
        <style:tab-stops/>
        <style:background-image/>
      </style:paragraph-properties>
      <style:text-properties fo:language="ro" fo:country="RO" fo:background-color="transparent" style:font-weight-complex="bold"/>
    </style:style>
    <style:style style:name="P96" style:family="paragraph" style:parent-style-name="Standard" style:list-style-name="WW8Num43">
      <style:paragraph-properties fo:line-height="150%" fo:text-align="justify" style:justify-single-word="false" fo:orphans="0" fo:widows="0" fo:background-color="transparent">
        <style:tab-stops/>
        <style:background-image/>
      </style:paragraph-properties>
      <style:text-properties fo:language="ro" fo:country="RO" fo:background-color="transparent" style:font-weight-complex="bold"/>
    </style:style>
    <style:style style:name="P97" style:family="paragraph" style:parent-style-name="Standard">
      <style:paragraph-properties fo:line-height="100%" fo:text-align="justify" style:justify-single-word="false" fo:background-color="transparent">
        <style:background-image/>
      </style:paragraph-properties>
      <style:text-properties fo:font-size="12pt" fo:language="ro" fo:country="RO" fo:font-weight="normal" fo:background-color="transparent" style:font-size-asian="12pt" style:font-weight-asian="normal" style:font-size-complex="12pt" style:font-weight-complex="normal"/>
    </style:style>
    <style:style style:name="P98" style:family="paragraph" style:parent-style-name="Standard" style:list-style-name="L4">
      <style:paragraph-properties fo:line-height="100%" fo:text-align="justify" style:justify-single-word="false" fo:orphans="0" fo:widows="0" fo:background-color="transparent">
        <style:tab-stops>
          <style:tab-stop style:position="0.9846in"/>
          <style:tab-stop style:position="6.8429in"/>
        </style:tab-stops>
        <style:background-image/>
      </style:paragraph-properties>
      <style:text-properties fo:font-size="12pt" fo:language="ro" fo:country="RO" fo:font-weight="normal" fo:background-color="transparent" style:font-size-asian="12pt" style:font-weight-asian="normal" style:font-size-complex="12pt" style:font-weight-complex="normal"/>
    </style:style>
    <style:style style:name="P99" style:family="paragraph" style:parent-style-name="Standard" style:list-style-name="L4">
      <style:paragraph-properties fo:line-height="100%" fo:text-align="justify" style:justify-single-word="false" fo:orphans="0" fo:widows="0" fo:background-color="transparent">
        <style:tab-stops>
          <style:tab-stop style:position="0.9846in"/>
          <style:tab-stop style:position="6.8429in"/>
        </style:tab-stops>
        <style:background-image/>
      </style:paragraph-properties>
      <style:text-properties fo:font-size="12pt" fo:language="ro" fo:country="RO" fo:font-style="italic" fo:font-weight="normal" fo:background-color="transparent" style:font-size-asian="12pt" style:font-style-asian="italic" style:font-weight-asian="normal" style:font-size-complex="12pt" style:font-style-complex="italic" style:font-weight-complex="normal"/>
    </style:style>
    <style:style style:name="P100" style:family="paragraph" style:parent-style-name="Standard">
      <style:paragraph-properties fo:line-height="100%" fo:text-align="center" style:justify-single-word="false" fo:background-color="transparent">
        <style:background-image/>
      </style:paragraph-properties>
      <style:text-properties fo:font-size="12pt" fo:language="en" fo:country="US" fo:font-weight="bold" fo:background-color="transparent" style:font-size-asian="12pt" style:font-weight-asian="bold" style:font-size-complex="12pt" style:font-weight-complex="bold"/>
    </style:style>
    <style:style style:name="P101" style:family="paragraph" style:parent-style-name="Standard">
      <style:paragraph-properties fo:line-height="100%" fo:text-align="justify" style:justify-single-word="false" fo:background-color="transparent">
        <style:background-image/>
      </style:paragraph-properties>
      <style:text-properties fo:font-size="12pt" fo:language="en" fo:country="US" fo:font-weight="normal" fo:background-color="transparent" style:font-size-asian="12pt" style:font-weight-asian="normal" style:font-size-complex="12pt" style:font-weight-complex="normal"/>
    </style:style>
    <style:style style:name="P102" style:family="paragraph" style:parent-style-name="Standard" style:list-style-name="L15">
      <style:paragraph-properties fo:line-height="100%" fo:text-align="justify" style:justify-single-word="false" fo:background-color="transparent">
        <style:background-image/>
      </style:paragraph-properties>
      <style:text-properties style:font-name="Times New Roman" fo:font-size="12pt" fo:language="ro" fo:country="RO" fo:font-weight="normal" fo:background-color="transparent" style:font-size-asian="12pt" style:font-weight-asian="normal" style:font-size-complex="12pt" style:font-weight-complex="normal"/>
    </style:style>
    <style:style style:name="P103" style:family="paragraph" style:parent-style-name="Standard" style:list-style-name="L3" style:master-page-name="Standard">
      <style:paragraph-properties fo:margin-left="0.1598in" fo:margin-right="0.0035in" fo:line-height="100%" fo:text-align="center" style:justify-single-word="false" fo:text-indent="0in" style:auto-text-indent="false" style:page-number="auto"/>
      <style:text-properties fo:font-size="14pt" fo:language="ro" fo:country="RO" fo:font-weight="bold" fo:background-color="transparent" style:font-size-asian="14pt" style:font-weight-asian="bold" style:font-size-complex="14pt" style:font-weight-complex="bold"/>
    </style:style>
    <style:style style:name="P104" style:family="paragraph" style:parent-style-name="Standard" style:list-style-name="L3">
      <style:paragraph-properties fo:margin-left="0.1598in" fo:margin-right="0.0035in" fo:line-height="100%" fo:text-align="start" style:justify-single-word="false" fo:text-indent="0in" style:auto-text-indent="false"/>
      <style:text-properties fo:font-size="12pt" fo:language="ro" fo:country="RO" fo:font-weight="bold" fo:background-color="transparent" style:font-size-asian="12pt" style:font-weight-asian="bold" style:font-size-complex="12pt" style:font-weight-complex="bold"/>
    </style:style>
    <style:style style:name="P105" style:family="paragraph" style:parent-style-name="Standard" style:list-style-name="L7">
      <style:paragraph-properties fo:margin-left="0.1598in" fo:margin-right="0.0035in" fo:line-height="100%" fo:text-align="justify" style:justify-single-word="false" fo:text-indent="0in" style:auto-text-indent="false"/>
      <style:text-properties fo:font-size="12pt" fo:language="ro" fo:country="RO" fo:font-style="normal" fo:font-weight="normal" fo:background-color="transparent" style:font-size-asian="12pt" style:language-asian="ro" style:country-asian="RO" style:font-style-asian="normal" style:font-weight-asian="normal" style:font-size-complex="12pt" style:font-style-complex="normal" style:font-weight-complex="normal"/>
    </style:style>
    <style:style style:name="P106" style:family="paragraph" style:parent-style-name="Standard" style:list-style-name="L8">
      <style:paragraph-properties fo:margin-left="0.1598in" fo:margin-right="0.0035in" fo:line-height="100%" fo:text-align="justify" style:justify-single-word="false" fo:text-indent="0in" style:auto-text-indent="false"/>
      <style:text-properties fo:font-size="12pt" fo:language="ro" fo:country="RO" fo:font-style="normal" fo:font-weight="normal" fo:background-color="transparent" style:font-size-asian="12pt" style:language-asian="ro" style:country-asian="RO" style:font-style-asian="normal" style:font-weight-asian="normal" style:font-size-complex="12pt" style:font-style-complex="normal" style:font-weight-complex="normal"/>
    </style:style>
    <style:style style:name="P107" style:family="paragraph" style:parent-style-name="Standard" style:list-style-name="L8">
      <style:paragraph-properties fo:margin-left="0.1598in" fo:margin-right="0.0035in" fo:line-height="100%" fo:text-align="justify" style:justify-single-word="false" fo:text-indent="0in" style:auto-text-indent="false"/>
      <style:text-properties fo:font-size="12pt" fo:language="ro" fo:country="RO" fo:font-style="normal" fo:font-weight="bold" fo:background-color="transparent" style:font-size-asian="12pt" style:font-style-asian="normal" style:font-weight-asian="bold" style:font-size-complex="12pt" style:font-style-complex="normal" style:font-weight-complex="bold"/>
    </style:style>
    <style:style style:name="P108" style:family="paragraph" style:parent-style-name="Standard">
      <style:paragraph-properties fo:margin-left="0.1598in" fo:margin-right="0.0035in" fo:line-height="100%" fo:text-align="justify" style:justify-single-word="false" fo:text-indent="0in" style:auto-text-indent="false"/>
      <style:text-properties fo:font-size="12pt" fo:language="ro" fo:country="RO" fo:font-weight="normal" fo:background-color="transparent" style:font-size-asian="12pt" style:font-weight-asian="normal" style:font-size-complex="12pt" style:font-weight-complex="normal"/>
    </style:style>
    <style:style style:name="P109" style:family="paragraph" style:parent-style-name="Standard">
      <style:paragraph-properties fo:margin-left="0.1598in" fo:margin-right="0.0035in" fo:line-height="100%" fo:text-align="justify" style:justify-single-word="false" fo:text-indent="0in" style:auto-text-indent="false"/>
      <style:text-properties fo:font-size="12pt" fo:language="en" fo:country="US" fo:font-weight="normal" fo:background-color="transparent" style:font-size-asian="12pt" style:font-weight-asian="normal" style:font-size-complex="12pt" style:font-weight-complex="normal"/>
    </style:style>
    <style:style style:name="P110" style:family="paragraph" style:parent-style-name="Standard" style:list-style-name="L3">
      <style:paragraph-properties fo:margin-left="0.1598in" fo:margin-right="0.0035in" fo:line-height="100%" fo:text-align="center" style:justify-single-word="false" fo:text-indent="0in" style:auto-text-indent="false"/>
      <style:text-properties fo:font-size="14pt" fo:language="ro" fo:country="RO" fo:font-weight="bold" fo:background-color="transparent" style:font-size-asian="14pt" style:font-weight-asian="bold" style:font-size-complex="14pt" style:font-weight-complex="bold"/>
    </style:style>
    <style:style style:name="P111" style:family="paragraph" style:parent-style-name="Standard">
      <style:paragraph-properties fo:margin-left="0.1598in" fo:margin-right="0.0035in" fo:line-height="150%" fo:text-align="justify" style:justify-single-word="false" fo:text-indent="0in" style:auto-text-indent="false"/>
      <style:text-properties fo:font-size="11pt" fo:font-weight="normal" fo:background-color="transparent" style:font-size-asian="11pt" style:font-weight-asian="normal" style:font-size-complex="11pt" style:font-weight-complex="normal"/>
    </style:style>
    <style:style style:name="P112" style:family="paragraph" style:parent-style-name="Standard">
      <style:paragraph-properties fo:margin-left="0.1598in" fo:margin-right="0.0035in" fo:line-height="100%" fo:text-align="justify" style:justify-single-word="false" fo:text-indent="0in" style:auto-text-indent="false"/>
      <style:text-properties fo:font-size="11pt" fo:font-weight="normal" fo:background-color="transparent" style:font-size-asian="11pt" style:font-weight-asian="normal" style:font-size-complex="11pt" style:font-weight-complex="normal"/>
    </style:style>
    <style:style style:name="P113" style:family="paragraph" style:parent-style-name="Standard">
      <style:paragraph-properties fo:margin-left="0.1598in" fo:margin-right="0.0035in" fo:line-height="150%" fo:text-align="justify" style:justify-single-word="false" fo:text-indent="0in" style:auto-text-indent="false"/>
      <style:text-properties fo:font-size="11pt" fo:language="ro" fo:country="RO" fo:font-weight="normal" fo:background-color="transparent" style:font-size-asian="11pt" style:font-weight-asian="normal" style:font-size-complex="11pt" style:font-weight-complex="normal"/>
    </style:style>
    <style:style style:name="P114" style:family="paragraph" style:parent-style-name="Standard">
      <style:paragraph-properties fo:margin-left="0.1598in" fo:margin-right="0.0035in" fo:line-height="150%" fo:text-align="justify" style:justify-single-word="false" fo:text-indent="0in" style:auto-text-indent="false"/>
      <style:text-properties fo:font-weight="normal" fo:background-color="transparent" style:font-weight-asian="normal" style:font-weight-complex="normal"/>
    </style:style>
    <style:style style:name="P115" style:family="paragraph" style:parent-style-name="Standard" style:list-style-name="L9">
      <style:paragraph-properties fo:margin-left="0.1598in" fo:margin-right="0in" fo:line-height="100%" fo:text-align="justify" style:justify-single-word="false" fo:text-indent="0in" style:auto-text-indent="false">
        <style:tab-stops>
          <style:tab-stop style:position="0.1972in"/>
        </style:tab-stops>
      </style:paragraph-properties>
      <style:text-properties style:font-name="TimesNewRomanPSMT" fo:font-size="12pt" fo:language="ro" fo:country="RO" fo:font-weight="normal" fo:background-color="transparent" style:font-name-asian="TimesNewRomanPSMT" style:font-size-asian="12pt" style:font-weight-asian="normal" style:font-name-complex="TimesNewRomanPSMT" style:font-size-complex="12pt" style:font-weight-complex="normal"/>
    </style:style>
    <style:style style:name="P116" style:family="paragraph" style:parent-style-name="Standard">
      <style:paragraph-properties fo:margin-left="0.1598in" fo:margin-right="0in" fo:line-height="100%" fo:text-align="justify" style:justify-single-word="false" fo:text-indent="0in" style:auto-text-indent="false" fo:background-color="transparent">
        <style:background-image/>
      </style:paragraph-properties>
      <style:text-properties fo:font-size="12pt" fo:language="ro" fo:country="RO" fo:font-weight="normal" fo:background-color="transparent" style:font-size-asian="12pt" style:font-weight-asian="normal" style:font-size-complex="12pt" style:font-weight-complex="normal"/>
    </style:style>
    <style:style style:name="P117" style:family="paragraph" style:parent-style-name="Standard">
      <style:paragraph-properties fo:margin-left="0.1598in" fo:margin-right="0in" fo:line-height="100%" fo:text-align="justify" style:justify-single-word="false" fo:text-indent="0in" style:auto-text-indent="false" fo:background-color="transparent">
        <style:background-image/>
      </style:paragraph-properties>
      <style:text-properties style:font-name="Times New Roman" fo:font-size="12pt" fo:language="ro" fo:country="RO" fo:font-weight="normal" fo:background-color="transparent" style:font-name-asian="TimesNewRomanPSMT" style:font-size-asian="12pt" style:font-weight-asian="normal" style:font-name-complex="TimesNewRomanPSMT" style:font-size-complex="12pt" style:font-weight-complex="normal"/>
    </style:style>
    <style:style style:name="P118" style:family="paragraph" style:parent-style-name="Standard">
      <style:paragraph-properties fo:margin-left="0in" fo:margin-right="0.0035in" fo:line-height="100%" fo:text-align="start" style:justify-single-word="false" fo:text-indent="0in" style:auto-text-indent="false"/>
      <style:text-properties fo:font-size="12pt" fo:language="ro" fo:country="RO" fo:font-weight="bold" fo:background-color="transparent" style:font-size-asian="12pt" style:font-weight-asian="bold" style:font-size-complex="12pt" style:font-weight-complex="bold"/>
    </style:style>
    <style:style style:name="P119" style:family="paragraph" style:parent-style-name="Standard" style:list-style-name="L10">
      <style:paragraph-properties fo:margin-left="0in" fo:margin-right="0.0035in" fo:line-height="100%" fo:text-align="start" style:justify-single-word="false" fo:text-indent="0in" style:auto-text-indent="false"/>
      <style:text-properties fo:font-size="12pt" fo:language="ro" fo:country="RO" fo:font-weight="bold" fo:background-color="transparent" style:font-size-asian="12pt" style:font-weight-asian="bold" style:font-size-complex="12pt" style:font-weight-complex="bold"/>
    </style:style>
    <style:style style:name="P120" style:family="paragraph" style:parent-style-name="Standard" style:list-style-name="L11">
      <style:paragraph-properties fo:margin-left="0in" fo:margin-right="0.0035in" fo:line-height="100%" fo:text-align="center" style:justify-single-word="false" fo:text-indent="0in" style:auto-text-indent="false" fo:background-color="transparent">
        <style:background-image/>
      </style:paragraph-properties>
      <style:text-properties fo:font-size="13pt" fo:language="ro" fo:country="RO" fo:font-weight="bold" fo:background-color="transparent" style:font-size-asian="13pt" style:font-weight-asian="bold" style:font-size-complex="11pt" style:font-weight-complex="normal"/>
    </style:style>
    <style:style style:name="P121" style:family="paragraph" style:parent-style-name="Standard">
      <style:paragraph-properties fo:margin-left="0in" fo:margin-right="0.0035in" fo:line-height="100%" fo:text-align="start" style:justify-single-word="false" fo:text-indent="0in" style:auto-text-indent="false" fo:background-color="transparent">
        <style:background-image/>
      </style:paragraph-properties>
      <style:text-properties fo:font-size="12pt" fo:language="ro" fo:country="RO" fo:font-weight="bold" fo:background-color="transparent" style:font-size-asian="12pt" style:font-weight-asian="bold" style:font-size-complex="12pt" style:font-weight-complex="bold"/>
    </style:style>
    <style:style style:name="P122" style:family="paragraph" style:parent-style-name="Standard" style:list-style-name="L13">
      <style:paragraph-properties fo:margin-left="0in" fo:margin-right="0.0035in" fo:line-height="100%" fo:text-align="start" style:justify-single-word="false" fo:text-indent="0in" style:auto-text-indent="false" fo:background-color="transparent">
        <style:background-image/>
      </style:paragraph-properties>
      <style:text-properties fo:font-size="12pt" fo:language="ro" fo:country="RO" fo:font-weight="bold" fo:background-color="transparent" style:font-size-asian="12pt" style:font-weight-asian="bold" style:font-size-complex="12pt" style:font-weight-complex="bold"/>
    </style:style>
    <style:style style:name="P123" style:family="paragraph" style:parent-style-name="Standard" style:list-style-name="L12">
      <style:paragraph-properties fo:margin-left="0in" fo:margin-right="0.0035in" fo:line-height="100%" fo:text-align="start" style:justify-single-word="false" fo:text-indent="0in" style:auto-text-indent="false" fo:background-color="transparent">
        <style:background-image/>
      </style:paragraph-properties>
      <style:text-properties fo:font-size="12pt" fo:language="ro" fo:country="RO" fo:font-weight="bold" fo:background-color="transparent" style:font-size-asian="12pt" style:font-weight-asian="bold" style:font-size-complex="12pt" style:font-weight-complex="bold"/>
    </style:style>
    <style:style style:name="P124" style:family="paragraph" style:parent-style-name="Standard">
      <style:paragraph-properties fo:margin-left="0in" fo:margin-right="0.0035in" fo:line-height="100%" fo:text-align="center" style:justify-single-word="false" fo:text-indent="0in" style:auto-text-indent="false" fo:background-color="transparent">
        <style:background-image/>
      </style:paragraph-properties>
      <style:text-properties fo:font-size="12pt" fo:language="en" fo:country="US" fo:font-weight="bold" fo:background-color="transparent" style:font-size-asian="12pt" style:font-weight-asian="bold" style:font-size-complex="12pt" style:font-weight-complex="bold"/>
    </style:style>
    <style:style style:name="P125" style:family="paragraph" style:parent-style-name="Standard">
      <style:paragraph-properties fo:margin-left="0.1591in" fo:margin-right="0in" fo:line-height="100%" fo:text-align="justify" style:justify-single-word="false" fo:text-indent="0in" style:auto-text-indent="false"/>
      <style:text-properties fo:font-size="12pt" fo:language="ro" fo:country="RO" fo:font-weight="normal" fo:background-color="transparent" style:font-size-asian="12pt" style:font-weight-asian="normal" style:font-size-complex="12pt" style:font-weight-complex="normal"/>
    </style:style>
    <style:style style:name="P126" style:family="paragraph" style:parent-style-name="Standard">
      <style:paragraph-properties fo:margin-left="0.1591in" fo:margin-right="0in" fo:line-height="100%" fo:text-align="justify" style:justify-single-word="false" fo:text-indent="0in" style:auto-text-indent="false">
        <style:tab-stops>
          <style:tab-stop style:position="4.0972in"/>
        </style:tab-stops>
      </style:paragraph-properties>
      <style:text-properties fo:font-size="12pt" fo:language="ro" fo:country="RO" fo:font-weight="normal" fo:background-color="transparent" style:font-size-asian="12pt" style:font-weight-asian="normal" style:font-size-complex="12pt" style:font-weight-complex="normal"/>
    </style:style>
    <style:style style:name="P127" style:family="paragraph" style:parent-style-name="Standard">
      <style:paragraph-properties fo:margin-left="0.1591in" fo:margin-right="0in" fo:line-height="100%" fo:text-align="justify" style:justify-single-word="false" fo:text-indent="0in" style:auto-text-indent="false"/>
      <style:text-properties fo:font-size="12pt" fo:language="hu" fo:country="HU" fo:font-weight="normal" fo:background-color="transparent" style:font-size-asian="12pt" style:font-weight-asian="normal" style:font-size-complex="12pt" style:font-weight-complex="normal"/>
    </style:style>
    <style:style style:name="P128" style:family="paragraph" style:parent-style-name="Standard">
      <style:paragraph-properties fo:margin-left="0.1591in" fo:margin-right="0in" fo:line-height="100%" fo:text-align="justify" style:justify-single-word="false" fo:text-indent="0in" style:auto-text-indent="false"/>
      <style:text-properties style:font-name="Times New Roman" fo:font-size="12pt" fo:language="ro" fo:country="RO" fo:font-weight="normal" fo:background-color="transparent" style:font-name-asian="TimesNewRomanPSMT" style:font-size-asian="12pt" style:font-weight-asian="normal" style:font-name-complex="TimesNewRomanPSMT" style:font-size-complex="12pt" style:font-weight-complex="normal"/>
    </style:style>
    <style:style style:name="P129" style:family="paragraph" style:parent-style-name="Standard">
      <style:paragraph-properties fo:margin-left="0.1591in" fo:margin-right="0in" fo:line-height="100%" fo:text-align="justify" style:justify-single-word="false" fo:text-indent="0in" style:auto-text-indent="false" fo:background-color="transparent">
        <style:background-image/>
      </style:paragraph-properties>
      <style:text-properties fo:font-size="12pt" fo:language="ro" fo:country="RO" fo:font-weight="normal" fo:background-color="transparent" style:font-size-asian="12pt" style:font-weight-asian="normal" style:font-size-complex="12pt" style:font-weight-complex="normal"/>
    </style:style>
    <style:style style:name="P130" style:family="paragraph" style:parent-style-name="Standard">
      <style:paragraph-properties fo:margin-left="0.1591in" fo:margin-right="0in" fo:line-height="100%" fo:text-align="center" style:justify-single-word="false" fo:text-indent="0in" style:auto-text-indent="false" fo:background-color="transparent">
        <style:background-image/>
      </style:paragraph-properties>
      <style:text-properties fo:font-size="12pt" fo:language="ro" fo:country="RO" fo:font-weight="normal" fo:background-color="transparent" style:font-size-asian="12pt" style:font-weight-asian="normal" style:font-size-complex="12pt" style:font-weight-complex="normal"/>
    </style:style>
    <style:style style:name="P131" style:family="paragraph" style:parent-style-name="Standard">
      <style:paragraph-properties fo:margin-left="0.1618in" fo:margin-right="0.0035in" fo:line-height="100%" fo:text-align="justify" style:justify-single-word="false" fo:text-indent="0in" style:auto-text-indent="false"/>
      <style:text-properties fo:font-size="12pt" fo:language="ro" fo:country="RO" fo:font-weight="normal" fo:background-color="transparent" style:font-size-asian="12pt" style:font-weight-asian="normal" style:font-size-complex="12pt" style:font-weight-complex="normal"/>
    </style:style>
    <style:style style:name="P132" style:family="paragraph" style:parent-style-name="Standard">
      <style:paragraph-properties fo:margin-left="0.1516in" fo:margin-right="0in" fo:line-height="100%" fo:text-align="justify" style:justify-single-word="false" fo:text-indent="0in" style:auto-text-indent="false"/>
      <style:text-properties fo:font-size="12pt" fo:language="ro" fo:country="RO" fo:font-weight="normal" fo:background-color="transparent" style:font-size-asian="12pt" style:font-weight-asian="normal" style:font-size-complex="12pt" style:font-weight-complex="normal"/>
    </style:style>
    <style:style style:name="P133" style:family="paragraph" style:parent-style-name="Standard">
      <style:paragraph-properties fo:margin-left="0.2118in" fo:margin-right="0.0035in" fo:line-height="100%" fo:text-align="justify" style:justify-single-word="false" fo:text-indent="0in" style:auto-text-indent="false" fo:background-color="transparent">
        <style:background-image/>
      </style:paragraph-properties>
      <style:text-properties style:font-name="Times New Roman" fo:font-size="10pt" fo:background-color="transparent" style:font-size-asian="10pt" style:font-size-complex="10pt"/>
    </style:style>
    <style:style style:name="P134" style:family="paragraph" style:parent-style-name="Standard" style:list-style-name="L15">
      <style:paragraph-properties fo:margin-left="0.2118in" fo:margin-right="0.0035in" fo:line-height="100%" fo:text-align="justify" style:justify-single-word="false" fo:text-indent="0in" style:auto-text-indent="false" fo:background-color="transparent">
        <style:background-image/>
      </style:paragraph-properties>
      <style:text-properties style:font-name="Times New Roman" fo:font-size="12pt" fo:language="ro" fo:country="RO" fo:font-weight="normal" fo:background-color="transparent" style:font-size-asian="12pt" style:font-weight-asian="normal" style:font-size-complex="12pt" style:font-weight-complex="normal"/>
    </style:style>
    <style:style style:name="P135" style:family="paragraph" style:parent-style-name="Standard">
      <style:paragraph-properties fo:margin-left="0.1701in" fo:margin-right="0.0035in" fo:line-height="100%" fo:text-align="justify" style:justify-single-word="false" fo:text-indent="0in" style:auto-text-indent="false"/>
      <style:text-properties fo:font-size="11pt" fo:font-weight="normal" fo:background-color="transparent" style:font-size-asian="11pt" style:font-weight-asian="normal" style:font-size-complex="11pt" style:font-weight-complex="normal"/>
    </style:style>
    <style:style style:name="P136" style:family="paragraph" style:parent-style-name="Standard">
      <style:paragraph-properties fo:margin-left="0.1701in" fo:margin-right="0.0035in" fo:line-height="100%" fo:text-align="justify" style:justify-single-word="false" fo:text-indent="0in" style:auto-text-indent="false"/>
      <style:text-properties fo:font-weight="normal" fo:background-color="transparent" style:font-weight-asian="normal" style:font-weight-complex="normal"/>
    </style:style>
    <style:style style:name="P137" style:family="paragraph" style:parent-style-name="Standard">
      <style:paragraph-properties fo:margin-left="0.1701in" fo:margin-right="0.0035in" fo:line-height="150%" fo:text-align="justify" style:justify-single-word="false" fo:text-indent="0in" style:auto-text-indent="false"/>
      <style:text-properties fo:font-weight="normal" fo:background-color="transparent" style:font-weight-asian="normal" style:font-weight-complex="normal"/>
    </style:style>
    <style:style style:name="T1" style:family="text">
      <style:text-properties fo:language="ro" fo:country="RO"/>
    </style:style>
    <style:style style:name="T2" style:family="text">
      <style:text-properties fo:language="ro" fo:country="RO" fo:font-weight="bold" style:font-weight-asian="bold"/>
    </style:style>
    <style:style style:name="T3" style:family="text">
      <style:text-properties fo:language="ro" fo:country="RO" fo:font-weight="bold" style:font-weight-asian="bold" style:font-weight-complex="bold"/>
    </style:style>
    <style:style style:name="T4" style:family="text">
      <style:text-properties fo:language="ro" fo:country="RO"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font-size="14pt" fo:language="hu" fo:country="HU" style:font-size-asian="14pt" style:font-size-complex="14pt"/>
    </style:style>
    <style:style style:name="T9" style:family="text">
      <style:text-properties fo:font-size="14pt" fo:language="hu" fo:country="HU" fo:font-weight="bold" style:font-size-asian="14pt" style:font-weight-asian="bold" style:font-size-complex="14pt" style:font-weight-complex="bold"/>
    </style:style>
    <style:style style:name="T10" style:family="text">
      <style:text-properties fo:font-size="14pt" fo:language="ro" fo:country="RO" style:font-size-asian="14pt" style:font-size-complex="14pt"/>
    </style:style>
    <style:style style:name="T11" style:family="text">
      <style:text-properties fo:font-size="14pt" fo:language="ro" fo:country="RO" fo:font-weight="bold" style:font-size-asian="14pt" style:font-weight-asian="bold" style:font-size-complex="14pt" style:font-weight-complex="bold"/>
    </style:style>
    <style:style style:name="T12" style:family="text">
      <style:text-properties fo:font-size="11pt" fo:language="ro" fo:country="RO" style:font-size-asian="11pt" style:font-size-complex="11pt"/>
    </style:style>
    <style:style style:name="T13" style:family="text">
      <style:text-properties fo:font-size="11pt" style:font-size-asian="11pt" style:font-size-complex="11pt"/>
    </style:style>
    <style:style style:name="T14" style:family="text">
      <style:text-properties fo:language="en" fo:country="US"/>
    </style:style>
    <style:style style:name="T15" style:family="text">
      <style:text-properties style:font-weight-complex="bold"/>
    </style:style>
    <style:style style:name="T16" style:family="text">
      <style:text-properties fo:language="hu" fo:country="HU"/>
    </style:style>
    <style:style style:name="T17" style:family="text">
      <style:text-properties fo:language="hu" fo:country="HU" style:font-weight-complex="bold"/>
    </style:style>
    <style:style style:name="T18" style:family="text">
      <style:text-properties fo:language="hu" fo:country="HU" fo:font-weight="bold" style:font-weight-asian="bold" style:font-weight-complex="bold"/>
    </style:style>
    <style:style style:name="T19" style:family="text">
      <style:text-properties fo:language="hu" fo:country="HU" fo:font-weight="normal" style:font-weight-asian="normal" style:font-weight-complex="normal"/>
    </style:style>
    <style:style style:name="T20" style:family="text">
      <style:text-properties style:use-window-font-color="true" fo:language="hu" fo:country="HU"/>
    </style:style>
    <style:style style:name="T21" style:family="text">
      <style:text-properties style:use-window-font-color="true" fo:font-size="12pt" fo:language="ro" fo:country="RO" fo:font-style="normal" fo:font-weight="normal" style:font-size-asian="12pt" style:language-asian="ro" style:country-asian="RO" style:font-style-asian="normal" style:font-weight-asian="normal" style:font-size-complex="12pt" style:font-style-complex="normal" style:font-weight-complex="normal"/>
    </style:style>
    <style:style style:name="T22" style:family="text">
      <style:text-properties style:use-window-font-color="true" fo:font-size="12pt" fo:language="en" fo:country="US" fo:font-style="normal" fo:font-weight="normal" style:font-size-asian="12pt" style:language-asian="ro" style:country-asian="RO" style:font-style-asian="normal" style:font-weight-asian="normal" style:font-size-complex="12pt" style:font-style-complex="normal" style:font-weight-complex="normal"/>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weight="normal" style:font-weight-asian="normal" style:font-weight-complex="normal"/>
    </style:style>
    <style:style style:name="T25" style:family="text">
      <style:text-properties fo:font-weight="normal" style:language-asian="ro" style:country-asian="RO" style:font-weight-asian="normal" style:font-weight-complex="normal"/>
    </style:style>
    <style:style style:name="T26" style:family="text">
      <style:text-properties fo:font-size="12pt" fo:language="hu" fo:country="HU" fo:font-weight="normal" style:font-size-asian="12pt" style:font-weight-asian="normal" style:font-size-complex="12pt" style:font-weight-complex="normal"/>
    </style:style>
    <style:style style:name="T27" style:family="text">
      <style:text-properties fo:font-size="12pt" fo:language="ro" fo:country="RO" fo:font-weight="normal" style:font-size-asian="12pt" style:language-asian="ro" style:country-asian="RO" style:font-weight-asian="normal" style:font-size-complex="12pt" style:font-weight-complex="normal"/>
    </style:style>
    <style:style style:name="T28" style:family="text">
      <style:text-properties fo:font-size="12pt" fo:language="ro" fo:country="RO" fo:font-weight="normal" style:font-size-asian="12pt" style:language-asian="ro" style:country-asian="RO" style:font-weight-asian="normal" style:font-size-complex="12pt" style:font-style-complex="italic" style:font-weight-complex="normal"/>
    </style:style>
    <style:style style:name="T29" style:family="text">
      <style:text-properties fo:font-size="12pt" fo:language="ro" fo:country="RO" fo:font-weight="normal" style:font-size-asian="12pt" style:font-weight-asian="normal" style:font-size-complex="12pt" style:font-weight-complex="normal"/>
    </style:style>
    <style:style style:name="T30" style:family="text">
      <style:text-properties fo:font-size="12pt" fo:language="ro" fo:country="RO" fo:font-weight="normal" style:font-name-asian="TimesNewRomanPSMT" style:font-size-asian="12pt" style:font-weight-asian="normal" style:font-name-complex="TimesNewRomanPSMT" style:font-size-complex="12pt" style:font-weight-complex="normal"/>
    </style:style>
    <style:style style:name="T31" style:family="text">
      <style:text-properties fo:font-size="12pt" fo:language="ro" fo:country="RO" fo:font-weight="bold" style:font-size-asian="12pt" style:language-asian="ro" style:country-asian="RO" style:font-weight-asian="bold" style:font-size-complex="12pt" style:font-weight-complex="bold"/>
    </style:style>
    <style:style style:name="T32" style:family="text">
      <style:text-properties fo:font-size="12pt" fo:language="ro" fo:country="RO" fo:font-weight="bold" style:font-size-asian="12pt" style:font-weight-asian="bold" style:font-size-complex="12pt" style:font-weight-complex="bold"/>
    </style:style>
    <style:style style:name="T33" style:family="text">
      <style:text-properties fo:font-size="12pt" fo:language="ro" fo:country="RO" fo:font-style="italic" fo:font-weight="normal" style:font-size-asian="12pt" style:language-asian="ro" style:country-asian="RO" style:font-style-asian="italic" style:font-weight-asian="normal" style:font-size-complex="12pt" style:font-style-complex="italic" style:font-weight-complex="normal"/>
    </style:style>
    <style:style style:name="T34" style:family="text">
      <style:text-properties fo:font-size="12pt" fo:language="ro" fo:country="RO" fo:font-style="italic" fo:font-weight="normal" style:font-name-asian="TimesNewRomanPS-ItalicMT" style:font-size-asian="12pt" style:font-style-asian="italic" style:font-weight-asian="normal" style:font-name-complex="TimesNewRomanPS-ItalicMT" style:font-size-complex="12pt" style:font-style-complex="italic" style:font-weight-complex="normal"/>
    </style:style>
    <style:style style:name="T35" style:family="text">
      <style:text-properties fo:font-size="12pt" fo:language="ro" fo:country="RO" fo:font-style="normal" fo:font-weight="normal" style:font-size-asian="12pt" style:language-asian="ro" style:country-asian="RO" style:font-style-asian="normal" style:font-weight-asian="normal" style:font-size-complex="12pt" style:font-style-complex="normal" style:font-weight-complex="normal"/>
    </style:style>
    <style:style style:name="T36" style:family="text">
      <style:text-properties fo:font-size="12pt" fo:language="ro" fo:country="RO" fo:font-style="normal" fo:font-weight="normal" style:font-size-asian="12pt" style:language-asian="ro" style:country-asian="RO" style:font-style-asian="normal" style:font-weight-asian="normal" style:font-size-complex="12pt" style:font-style-complex="italic" style:font-weight-complex="normal"/>
    </style:style>
    <style:style style:name="T37" style:family="text">
      <style:text-properties fo:font-size="12pt" style:font-name-asian="TimesNewRomanPSMT" style:font-size-asian="12pt" style:font-name-complex="TimesNewRomanPSMT" style:font-size-complex="12pt"/>
    </style:style>
    <style:style style:name="T38" style:family="text">
      <style:text-properties fo:font-size="12pt" fo:language="en" fo:country="US" fo:font-weight="normal" style:font-size-asian="12pt" style:font-weight-asian="normal" style:font-size-complex="12pt" style:font-weight-complex="normal"/>
    </style:style>
    <style:style style:name="T39" style:family="text">
      <style:text-properties fo:font-style="italic" fo:font-weight="normal" style:language-asian="ro" style:country-asian="RO" style:font-style-asian="italic" style:font-weight-asian="normal" style:font-style-complex="italic" style:font-weight-complex="normal"/>
    </style:style>
    <style:style style:name="T40" style:family="text">
      <style:text-properties style:font-name="Times New Roman2" style:font-name-asian="Times New Roman2" style:font-name-complex="Times New Roman2"/>
    </style:style>
    <style:style style:name="T41" style:family="text">
      <style:text-properties style:font-name="Times New Roman2" fo:language="ro" fo:country="RO" style:font-name-asian="Times New Roman2" style:font-name-complex="Times New Roman2"/>
    </style:style>
    <style:style style:name="T42" style:family="text">
      <style:text-properties style:font-name="TimesNewRoman" style:font-name-asian="TimesNewRoman" style:font-name-complex="TimesNewRoman"/>
    </style:style>
    <style:style style:name="T43" style:family="text">
      <style:text-properties style:font-name="TimesNewRoman" fo:language="ro" fo:country="RO" style:font-name-asian="TimesNewRoman" style:font-name-complex="TimesNewRoma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C<text:span text:style-name="T1">ătre </text:span></text:p>
      <text:p text:style-name="P20"><text:span text:style-name="T1"><text:tab/></text:span>SC <text:span text:style-name="T16">Varpataka</text:span> SRL</text:p>
      <text:p text:style-name="P21"/>
      <text:p text:style-name="P16">Conform solicit<text:span text:style-name="T1">ării am realizat evaluarea la valoarea de piaţă actuală a proprietăţii imobiliare „A</text:span>partament 3 camere<text:span text:style-name="T1">” în M</text:span>unicipiul Gheorgheni<text:span text:style-name="T1">, </text:span>Cart. Bucin Bloc 5 sc. A, et. 4, ap. 18,<text:span text:style-name="T1"> pentru raportare financiară <text:s/>Prezentul raport de evaluare prezintă: </text:span></text:p>
      <text:list xml:id="list3911862525342844000" text:style-name="L1">
        <text:list-item>
          <text:p text:style-name="P73">premisele care au stat la baza evaluării,</text:p>
        </text:list-item>
        <text:list-item>
          <text:p text:style-name="P73">datele privind proprietatea imobiliară în cauză, </text:p>
        </text:list-item>
        <text:list-item>
          <text:p text:style-name="P73">analiza pieţei imobiliare relevante, precum şi </text:p>
        </text:list-item>
        <text:list-item>
          <text:p text:style-name="P73">abordările şi metodele care au stat la baza estimării valorii. </text:p>
        </text:list-item>
      </text:list>
      <text:p text:style-name="P10"/>
      <text:p text:style-name="P10">Valoarea estimată a fost obţinută evaluând proprietatea prin metode din două abordări diferite:</text:p>
      <text:list xml:id="list5168572797700964119" text:style-name="L2">
        <text:list-item>
          <text:p text:style-name="P74">abordarea prin <text:span text:style-name="T16">pia</text:span>ță şi</text:p>
        </text:list-item>
        <text:list-item>
          <text:p text:style-name="P74">abordarea prin cost.</text:p>
        </text:list-item>
      </text:list>
      <text:p text:style-name="P10"/>
      <text:p text:style-name="P10">Valoarea estimată, obţinută după reconcilierea valorilor din cele două abordări este de</text:p>
      <text:p text:style-name="P19"/>
      <text:p text:style-name="P100">V = <text:span text:style-name="T1">76500</text:span></text:p>
      <text:p text:style-name="P19"/>
      <text:p text:style-name="P10">Raportul s-a întocmit în conformitate cu prevederile Standardelor Internaţionale de Evaluare adoptate de <text:span text:style-name="T14">Uniunea Na</text:span>ţională a Evaluatorilor Autorizaţi din România (ANEVAR)</text:p>
      <text:p text:style-name="P9"/>
      <text:p text:style-name="P10">Gheorgheni, 31 <text:span text:style-name="T14">Ianuarie</text:span> 2014</text:p>
      <text:p text:style-name="P18"/>
      <text:p text:style-name="P11"><text:tab/><text:tab/><text:tab/><text:tab/><text:tab/>Evaluator</text:p>
      <text:p text:style-name="P17"><text:tab/><text:tab/><text:tab/><text:tab/><text:tab/>K<text:span text:style-name="T16">öllő Dávid</text:span></text:p>
      <text:p text:style-name="P51"/>
      <text:p text:style-name="P25"/>
      <text:p text:style-name="P25"/>
      <text:p text:style-name="P26">RAPORT DE EVALUARE</text:p>
      <text:p text:style-name="P28">PROPRIETATE IMOBILIARĂ</text:p>
      <text:p text:style-name="P41">„<text:span text:style-name="T19">Apartament 3 camere</text:span>”</text:p>
      <text:p text:style-name="P27"/>
      <text:p text:style-name="P22"/>
      <text:p text:style-name="P22"/>
      <text:p text:style-name="P3">Adresa: <text:tab/> Jud. Harghita, <text:span text:style-name="T16">Municipiul Gheorgheni</text:span> </text:p>
      <text:p text:style-name="P3"><text:tab/><text:tab/> <text:span text:style-name="T16">cart. Bucin bl. 5, sc. A, e</text:span>t. 4<text:span text:style-name="T16">, ap. 1</text:span>8</text:p>
      <text:p text:style-name="P3">Proprietar:<text:tab/> SC <text:span text:style-name="T16">Varpataka SRL</text:span></text:p>
      <text:p text:style-name="P29"/>
      <text:p text:style-name="P31"><text:span text:style-name="T3">Solicitant:<text:tab/> </text:span><text:span text:style-name="T11">D</text:span><text:span text:style-name="T9">l. Rusz Tibor</text:span></text:p>
      <text:p text:style-name="P32"><text:span text:style-name="T2">Beneficiar</text:span><text:span text:style-name="T5">: <text:tab/></text:span><text:span text:style-name="T11">SC V</text:span><text:span text:style-name="T9">arpataka SRL</text:span></text:p>
      <text:p text:style-name="P6"/>
      <text:p text:style-name="P6"/>
      <text:p text:style-name="P6">Scopul raportului: raportare financiară</text:p>
      <text:p text:style-name="P4"/>
      <text:p text:style-name="P33"><text:span text:style-name="T7">Evaluator: </text:span><text:span text:style-name="T8">KÖLLŐ DÁVID</text:span></text:p>
      <text:p text:style-name="P33"><text:span text:style-name="T10">- ianuarie</text:span><text:span text:style-name="T7"> 201</text:span><text:span text:style-name="T8">4</text:span><text:span text:style-name="T7"> </text:span><text:span text:style-name="T10">-</text:span></text:p>
      <text:p text:style-name="P23"/>
      <text:p text:style-name="P23"/>
      <text:p text:style-name="P23"/>
      <text:p text:style-name="P31"/>
      <text:p text:style-name="P31">Datele, informaţiile şi conţinutul prezentului raport sunt confidenţiale şi nu vor putea fi copiate în parte sau în totalitate, nu vor fi folosite în alte scopuri decât cele precizate şi nu vor fi transmise unor terţi fără acordul scris şi prealabil al evaluatorului, al clientului şi al beneficiarului.</text:p>
      <text:p text:style-name="P2"/>
      <text:p text:style-name="P2"><text:soft-page-break/></text:p>
      <text:p text:style-name="P2"/>
      <text:p text:style-name="P5">CERTIFICARE</text:p>
      <text:p text:style-name="P5"/>
      <text:p text:style-name="P5"/>
      <text:p text:style-name="P40">Subsemnatul <text:span text:style-name="T14">K</text:span><text:span text:style-name="T16">öllő Dávid, la solicitarea</text:span><text:span text:style-name="T18"> Rusz Tibor</text:span><text:span text:style-name="T16">,</text:span><text:span text:style-name="T20"> </text:span>am evaluat proprietatea imobiliară „<text:span text:style-name="T26">Apartament 3 camere</text:span><text:span text:style-name="T16">” </text:span>situat în <text:s/><text:span text:style-name="T16">Municipiul Gheorgheni</text:span>, <text:span text:style-name="T16">cart. Bucin, bloc 5, scara A, et. 4, ap. 18 </text:span>şi declar următoarele:</text:p>
      <text:list xml:id="list8511445747088961997" text:style-name="WW8Num43">
        <text:list-item>
          <text:list>
            <text:list-item>
              <text:p text:style-name="P91">Afirmaţiile din prezentul raport <text:s/>sunt reale şi corecte</text:p>
            </text:list-item>
            <text:list-item>
              <text:p text:style-name="P92"><text:span text:style-name="T15">Analizele, opiniile şi concluziile din prezentul raport sunt limitate </text:span><text:span text:style-name="T4">doar de</text:span><text:span text:style-name="T15"> ipotezele şi <text:s/>condiţiile limitative </text:span><text:span text:style-name="T4">prezentate în raport</text:span></text:p>
            </text:list-item>
            <text:list-item>
              <text:p text:style-name="P92"><text:span text:style-name="T15">Nu am nici un interes actual sau de perspectivă faţă de proprietatea ce <text:s/>face obiectul acestui raport şi </text:span><text:span text:style-name="T4">nici faţă de oricare din părţile implicate</text:span></text:p>
            </text:list-item>
            <text:list-item>
              <text:p text:style-name="P96">Am efectuat personal inspecţia la data de <text:span text:style-name="T16">2</text:span>9-01-2014, în prezenţa solicitantului şi nu am fost limitat în această activitate.</text:p>
            </text:list-item>
            <text:list-item>
              <text:p text:style-name="P94"><text:span text:style-name="T4">Tariful perceput pentru această evaluare nu are legătură cu </text:span><text:span text:style-name="T15">valoarea obţinută </text:span><text:span text:style-name="T4">şi nici cu un alt interes</text:span></text:p>
            </text:list-item>
            <text:list-item>
              <text:p text:style-name="P95">Opiniile prezentate sunt proprii, nu am apelat la nici un alt specialist şi nu am fost influenţat sub nici o formă de nici o persoană să obţin o valoare diferită de opinia mea</text:p>
            </text:list-item>
            <text:list-item>
              <text:p text:style-name="P95">Declar că sunt competent să efectuez raportul de evaluare pentru proprietata imobiliară prezentată, în condiţiile pieţei imobiliare şi scopului descrise în raport.</text:p>
            </text:list-item>
            <text:list-item>
              <text:p text:style-name="P92"><text:span text:style-name="T4">A</text:span><text:span text:style-name="T15">nalizele, opiniile şi concluziile </text:span><text:span text:style-name="T4">prezentate în raport </text:span><text:span text:style-name="T15">au fost realizate în conformitate cu cerinţele </text:span><text:span text:style-name="T4">S</text:span><text:span text:style-name="T15">tandardelor </text:span><text:span text:style-name="T4">I</text:span><text:span text:style-name="T15">nternaţionale de </text:span><text:span text:style-name="T4">E</text:span><text:span text:style-name="T15">valuare </text:span><text:span text:style-name="T4">(</text:span><text:span text:style-name="T15">IVS</text:span><text:span text:style-name="T4">)</text:span><text:span text:style-name="T15"> şi cu cerinţele </text:span><text:span text:style-name="T4">C</text:span><text:span text:style-name="T15">odului </text:span><text:span text:style-name="T4">D</text:span><text:span text:style-name="T15">eontologic al profesiei de evaluator </text:span></text:p>
            </text:list-item>
            <text:list-item>
              <text:p text:style-name="P93">Sunt de acord cu verificarea raportului în conformitate cu Ghidul de Evaluare GE 1 - <text:s text:c="2"/>Verificarea evaluărilor</text:p>
            </text:list-item>
            <text:list-item>
              <text:p text:style-name="P93">Conform cerinţelor ANEVAR, am urmat programul de pregătire continuă a Uniunii</text:p>
            </text:list-item>
            <text:list-item>
              <text:p text:style-name="P92"><text:span text:style-name="T15">Declar pe proprie răspundere că nu am cazier şi nu am suferit <text:s/>condamnări pentru infracţiuni prevăzute de legislaţia în vigoare. </text:span><text:span text:style-name="T4">De asemenea, dispun de asigurare de răspundere civilă profesională valabilă</text:span></text:p>
            </text:list-item>
          </text:list>
        </text:list-item>
      </text:list>
      <text:p text:style-name="P30"/>
      <text:p text:style-name="P90">Gheorgheni, 31 ianuarie2012</text:p>
      <text:p text:style-name="P7"/>
      <text:p text:style-name="P8"><text:span text:style-name="T15"><text:tab/><text:tab/><text:tab/><text:tab/><text:tab/><text:tab/><text:tab/><text:tab/><text:tab/><text:tab/>K</text:span><text:span text:style-name="T17">öllő Dávid</text:span></text:p>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column table:style-name="Table2.G"/>
        <table:table-row>
          <table:table-cell table:style-name="Table2.A1" table:number-columns-spanned="7" office:value-type="string">
            <text:p text:style-name="P87">CUPRINS</text:p>
          </table:table-cell>
          <table:covered-table-cell/>
          <table:covered-table-cell/>
          <table:covered-table-cell/>
          <table:covered-table-cell/>
          <table:covered-table-cell/>
          <table:covered-table-cell/>
        </table:table-row>
        <table:table-row>
          <table:table-cell table:style-name="Table2.A2" table:number-columns-spanned="6" office:value-type="string">
            <text:p text:style-name="P88"><text:span text:style-name="T1">1</text:span>. Premisele evaluării</text:p>
          </table:table-cell>
          <table:covered-table-cell/>
          <table:covered-table-cell/>
          <table:covered-table-cell/>
          <table:covered-table-cell/>
          <table:covered-table-cell/>
          <table:table-cell table:style-name="Table2.G2" office:value-type="float" office:value="5">
            <text:p text:style-name="P66">5</text:p>
          </table:table-cell>
        </table:table-row>
        <table:table-row>
          <table:table-cell table:style-name="Table2.A3" table:number-columns-spanned="6" office:value-type="string">
            <text:p text:style-name="P135"><text:span text:style-name="T1">1</text:span>.1. Ipoteze şi condiţii limitative</text:p>
          </table:table-cell>
          <table:covered-table-cell/>
          <table:covered-table-cell/>
          <table:covered-table-cell/>
          <table:covered-table-cell/>
          <table:covered-table-cell/>
          <table:table-cell table:style-name="Table2.G3">
            <text:p text:style-name="P67"/>
          </table:table-cell>
        </table:table-row>
        <table:table-row>
          <table:table-cell table:style-name="Table2.A3" table:number-columns-spanned="6" office:value-type="string">
            <text:p text:style-name="P136"><text:span text:style-name="T12">1</text:span><text:span text:style-name="T13">.2. Identificarea </text:span><text:span text:style-name="T12">solicitantului</text:span><text:span text:style-name="T13">. Obiectul, scopul şi utilizarea evaluării. </text:span><text:span text:style-name="T12">Instrucţiunile evaluării.</text:span></text:p>
          </table:table-cell>
          <table:covered-table-cell/>
          <table:covered-table-cell/>
          <table:covered-table-cell/>
          <table:covered-table-cell/>
          <table:covered-table-cell/>
          <table:table-cell table:style-name="Table2.G3">
            <text:p text:style-name="P67"/>
          </table:table-cell>
        </table:table-row>
        <table:table-row>
          <table:table-cell table:style-name="Table2.A3" table:number-columns-spanned="6" office:value-type="string">
            <text:p text:style-name="P136"><text:span text:style-name="T12">1.3.</text:span><text:span text:style-name="T13"> Drepturile de proprietate evaluate</text:span></text:p>
          </table:table-cell>
          <table:covered-table-cell/>
          <table:covered-table-cell/>
          <table:covered-table-cell/>
          <table:covered-table-cell/>
          <table:covered-table-cell/>
          <table:table-cell table:style-name="Table2.G3">
            <text:p text:style-name="P66"/>
          </table:table-cell>
        </table:table-row>
        <table:table-row>
          <table:table-cell table:style-name="Table2.A3" table:number-columns-spanned="6" office:value-type="string">
            <text:p text:style-name="P136"><text:span text:style-name="T12">1.4.</text:span><text:span text:style-name="T13"> Baza de evaluare </text:span><text:span text:style-name="T12">şi</text:span><text:span text:style-name="T13"> </text:span><text:span text:style-name="T12">t</text:span><text:span text:style-name="T13">ipul valorii estimate</text:span></text:p>
          </table:table-cell>
          <table:covered-table-cell/>
          <table:covered-table-cell/>
          <table:covered-table-cell/>
          <table:covered-table-cell/>
          <table:covered-table-cell/>
          <table:table-cell table:style-name="Table2.G3">
            <text:p text:style-name="P66"/>
          </table:table-cell>
        </table:table-row>
        <table:table-row>
          <table:table-cell table:style-name="Table2.A3" table:number-columns-spanned="6" office:value-type="string">
            <text:p text:style-name="P137"><text:span text:style-name="T12">1</text:span><text:span text:style-name="T13">.</text:span><text:span text:style-name="T12">5</text:span><text:span text:style-name="T13">. Data evalu</text:span><text:span text:style-name="T12">ării</text:span></text:p>
          </table:table-cell>
          <table:covered-table-cell/>
          <table:covered-table-cell/>
          <table:covered-table-cell/>
          <table:covered-table-cell/>
          <table:covered-table-cell/>
          <table:table-cell table:style-name="Table2.G3">
            <text:p text:style-name="P66"/>
          </table:table-cell>
        </table:table-row>
        <table:table-row>
          <table:table-cell table:style-name="Table2.A3" table:number-columns-spanned="6" office:value-type="string">
            <text:p text:style-name="P137"><text:span text:style-name="T12">1</text:span><text:span text:style-name="T13">.</text:span><text:span text:style-name="T12">6</text:span><text:span text:style-name="T13">. Moneda raportului</text:span></text:p>
          </table:table-cell>
          <table:covered-table-cell/>
          <table:covered-table-cell/>
          <table:covered-table-cell/>
          <table:covered-table-cell/>
          <table:covered-table-cell/>
          <table:table-cell table:style-name="Table2.G3">
            <text:p text:style-name="P66"/>
          </table:table-cell>
        </table:table-row>
        <table:table-row>
          <table:table-cell table:style-name="Table2.A3" table:number-columns-spanned="6" office:value-type="string">
            <text:p text:style-name="P137"><text:span text:style-name="T12">1</text:span><text:span text:style-name="T13">.</text:span><text:span text:style-name="T12">7</text:span><text:span text:style-name="T13">. Modalităţi de plată</text:span></text:p>
          </table:table-cell>
          <table:covered-table-cell/>
          <table:covered-table-cell/>
          <table:covered-table-cell/>
          <table:covered-table-cell/>
          <table:covered-table-cell/>
          <table:table-cell table:style-name="Table2.G3">
            <text:p text:style-name="P66"/>
          </table:table-cell>
        </table:table-row>
        <table:table-row>
          <table:table-cell table:style-name="Table2.A3" table:number-columns-spanned="6" office:value-type="string">
            <text:p text:style-name="P137"><text:span text:style-name="T12">1</text:span><text:span text:style-name="T13">.</text:span><text:span text:style-name="T12">8</text:span><text:span text:style-name="T13">. Inspecţia proprietăţii</text:span></text:p>
          </table:table-cell>
          <table:covered-table-cell/>
          <table:covered-table-cell/>
          <table:covered-table-cell/>
          <table:covered-table-cell/>
          <table:covered-table-cell/>
          <table:table-cell table:style-name="Table2.G3">
            <text:p text:style-name="P66"/>
          </table:table-cell>
        </table:table-row>
        <table:table-row>
          <table:table-cell table:style-name="Table2.A3" table:number-columns-spanned="6" office:value-type="string">
            <text:p text:style-name="P137"><text:span text:style-name="T12">1</text:span><text:span text:style-name="T13">.</text:span><text:span text:style-name="T12">9</text:span><text:span text:style-name="T13">. Sursele de informa</text:span><text:span text:style-name="T12">ţii utilizate</text:span></text:p>
          </table:table-cell>
          <table:covered-table-cell/>
          <table:covered-table-cell/>
          <table:covered-table-cell/>
          <table:covered-table-cell/>
          <table:covered-table-cell/>
          <table:table-cell table:style-name="Table2.A3" office:value-type="string">
            <text:p text:style-name="P66"/>
          </table:table-cell>
        </table:table-row>
        <table:table-row>
          <table:table-cell table:style-name="Table2.A3" table:number-columns-spanned="6" office:value-type="string">
            <text:p text:style-name="P137"><text:span text:style-name="T12">1.10.</text:span><text:span text:style-name="T13"> Clauza de nepublicare</text:span>, responsabilit<text:span text:style-name="T1">ăţi</text:span></text:p>
          </table:table-cell>
          <table:covered-table-cell/>
          <table:covered-table-cell/>
          <table:covered-table-cell/>
          <table:covered-table-cell/>
          <table:covered-table-cell/>
          <table:table-cell table:style-name="Table2.G3">
            <text:p text:style-name="P66"/>
          </table:table-cell>
        </table:table-row>
        <table:table-row>
          <table:table-cell table:style-name="Table2.A3" table:number-columns-spanned="6" office:value-type="string">
            <text:p text:style-name="P137"><text:span text:style-name="T12">1</text:span><text:span text:style-name="T13">.1</text:span><text:span text:style-name="T12">1</text:span><text:span text:style-name="T13">. Valabilitatea raportului</text:span></text:p>
          </table:table-cell>
          <table:covered-table-cell/>
          <table:covered-table-cell/>
          <table:covered-table-cell/>
          <table:covered-table-cell/>
          <table:covered-table-cell/>
          <table:table-cell table:style-name="Table2.G3">
            <text:p text:style-name="P66"/>
          </table:table-cell>
        </table:table-row>
        <table:table-row>
          <table:table-cell table:style-name="Table2.A2" table:number-columns-spanned="6" office:value-type="string">
            <text:p text:style-name="P89"><text:span text:style-name="T1">2</text:span>. Prezentarea datelor</text:p>
          </table:table-cell>
          <table:covered-table-cell/>
          <table:covered-table-cell/>
          <table:covered-table-cell/>
          <table:covered-table-cell/>
          <table:covered-table-cell/>
          <table:table-cell table:style-name="Table2.G2" office:value-type="float" office:value="7">
            <text:p text:style-name="P66">7</text:p>
          </table:table-cell>
        </table:table-row>
        <table:table-row>
          <table:table-cell table:style-name="Table2.A3" table:number-columns-spanned="6" office:value-type="string">
            <text:p text:style-name="P111"><text:span text:style-name="T1">2</text:span>.1. Identificarea proprietăţii. Descrierea juridică<text:tab/></text:p>
          </table:table-cell>
          <table:covered-table-cell/>
          <table:covered-table-cell/>
          <table:covered-table-cell/>
          <table:covered-table-cell/>
          <table:covered-table-cell/>
          <table:table-cell table:style-name="Table2.G3">
            <text:p text:style-name="P66"/>
          </table:table-cell>
        </table:table-row>
        <table:table-row>
          <table:table-cell table:style-name="Table2.A3" table:number-columns-spanned="6" office:value-type="string">
            <text:p text:style-name="P36">2.2. Identificarea bunurilor mobile evaluate<text:tab/></text:p>
          </table:table-cell>
          <table:covered-table-cell/>
          <table:covered-table-cell/>
          <table:covered-table-cell/>
          <table:covered-table-cell/>
          <table:covered-table-cell/>
          <table:table-cell table:style-name="Table2.G3">
            <text:p text:style-name="P66"/>
          </table:table-cell>
        </table:table-row>
        <table:table-row>
          <table:table-cell table:style-name="Table2.A3" table:number-columns-spanned="6" office:value-type="string">
            <text:p text:style-name="P111"><text:span text:style-name="T1">2</text:span>.<text:span text:style-name="T1">3</text:span>. Date despre zonă, oraş, vecinătăţi şi amplasare</text:p>
          </table:table-cell>
          <table:covered-table-cell/>
          <table:covered-table-cell/>
          <table:covered-table-cell/>
          <table:covered-table-cell/>
          <table:covered-table-cell/>
          <table:table-cell table:style-name="Table2.G3">
            <text:p text:style-name="P66"/>
          </table:table-cell>
        </table:table-row>
        <table:table-row>
          <table:table-cell table:style-name="Table2.A3" table:number-columns-spanned="6" office:value-type="string">
            <text:p text:style-name="P36">2.4. Informaţii despre amplasament</text:p>
          </table:table-cell>
          <table:covered-table-cell/>
          <table:covered-table-cell/>
          <table:covered-table-cell/>
          <table:covered-table-cell/>
          <table:covered-table-cell/>
          <table:table-cell table:style-name="Table2.G3">
            <text:p text:style-name="P66"/>
          </table:table-cell>
        </table:table-row>
        <table:table-row>
          <table:table-cell table:style-name="Table2.A3" table:number-columns-spanned="6" office:value-type="string">
            <text:p text:style-name="P111"><text:span text:style-name="T1">2</text:span>.<text:span text:style-name="T1">5</text:span>. Descrierea amenajărilor şi construcţiilor</text:p>
          </table:table-cell>
          <table:covered-table-cell/>
          <table:covered-table-cell/>
          <table:covered-table-cell/>
          <table:covered-table-cell/>
          <table:covered-table-cell/>
          <table:table-cell table:style-name="Table2.G3">
            <text:p text:style-name="P66"/>
          </table:table-cell>
        </table:table-row>
        <table:table-row>
          <table:table-cell table:style-name="Table2.A3" table:number-columns-spanned="6" office:value-type="string">
            <text:p text:style-name="P36">2.6. Date privind impozitele şi taxele</text:p>
          </table:table-cell>
          <table:covered-table-cell/>
          <table:covered-table-cell/>
          <table:covered-table-cell/>
          <table:covered-table-cell/>
          <table:covered-table-cell/>
          <table:table-cell table:style-name="Table2.G3">
            <text:p text:style-name="P66"/>
          </table:table-cell>
        </table:table-row>
        <table:table-row>
          <table:table-cell table:style-name="Table2.A3" table:number-columns-spanned="6" office:value-type="string">
            <text:p text:style-name="P111"><text:span text:style-name="T1">2</text:span>.<text:span text:style-name="T1">7</text:span>. Scurt istoric</text:p>
          </table:table-cell>
          <table:covered-table-cell/>
          <table:covered-table-cell/>
          <table:covered-table-cell/>
          <table:covered-table-cell/>
          <table:covered-table-cell/>
          <table:table-cell table:style-name="Table2.G3">
            <text:p text:style-name="P66"/>
          </table:table-cell>
        </table:table-row>
        <table:table-row>
          <table:table-cell table:style-name="Table2.A3" table:number-columns-spanned="6" office:value-type="string">
            <text:p text:style-name="P112"><text:span text:style-name="T1">2</text:span>.<text:span text:style-name="T1">8</text:span>. <text:s/>Analiza pieţei imobiliare <text:span text:style-name="T23">(cu subcapitolele 2.8.1 Piaţa specifică, 2.8.2 Cererea solvabilă, 2.8.3. Oferta competitivă, 2.8.4 Echilibrul)</text:span></text:p>
          </table:table-cell>
          <table:covered-table-cell/>
          <table:covered-table-cell/>
          <table:covered-table-cell/>
          <table:covered-table-cell/>
          <table:covered-table-cell/>
          <table:table-cell table:style-name="Table2.G22">
            <text:p text:style-name="P66"/>
          </table:table-cell>
        </table:table-row>
        <table:table-row>
          <table:table-cell table:style-name="Table2.A2" table:number-columns-spanned="6" office:value-type="string">
            <text:p text:style-name="P89"><text:span text:style-name="T1">3</text:span>. Analiza datelor şi concluziile</text:p>
          </table:table-cell>
          <table:covered-table-cell/>
          <table:covered-table-cell/>
          <table:covered-table-cell/>
          <table:covered-table-cell/>
          <table:covered-table-cell/>
          <table:table-cell table:style-name="Table2.G2" office:value-type="float" office:value="8">
            <text:p text:style-name="P66">8</text:p>
          </table:table-cell>
        </table:table-row>
        <table:table-row>
          <table:table-cell table:style-name="Table2.A3" table:number-columns-spanned="6" office:value-type="string">
            <text:p text:style-name="P114"><text:span text:style-name="T12">3</text:span><text:span text:style-name="T13">.1. Cea mai bună utilizare a terenului </text:span><text:span text:style-name="T12">considerat neocupat</text:span></text:p>
          </table:table-cell>
          <table:covered-table-cell/>
          <table:covered-table-cell/>
          <table:covered-table-cell/>
          <table:covered-table-cell/>
          <table:covered-table-cell/>
          <table:table-cell table:style-name="Table2.G3">
            <text:p text:style-name="P66"/>
          </table:table-cell>
        </table:table-row>
        <table:table-row>
          <table:table-cell table:style-name="Table2.A3" table:number-columns-spanned="6" office:value-type="string">
            <text:p text:style-name="P36">3.2. Cea mai bună utilizare a terenului considerat cum este construită</text:p>
          </table:table-cell>
          <table:covered-table-cell/>
          <table:covered-table-cell/>
          <table:covered-table-cell/>
          <table:covered-table-cell/>
          <table:covered-table-cell/>
          <table:table-cell table:style-name="Table2.G3">
            <text:p text:style-name="P66"/>
          </table:table-cell>
        </table:table-row>
        <table:table-row>
          <table:table-cell table:style-name="Table2.A3" table:number-columns-spanned="6" office:value-type="string">
            <text:p text:style-name="P114"><text:span text:style-name="T12">3</text:span><text:span text:style-name="T13">.</text:span><text:span text:style-name="T12">3</text:span><text:span text:style-name="T13">. Valoarea terenului</text:span></text:p>
          </table:table-cell>
          <table:covered-table-cell/>
          <table:covered-table-cell/>
          <table:covered-table-cell/>
          <table:covered-table-cell/>
          <table:covered-table-cell/>
          <table:table-cell table:style-name="Table2.G3">
            <text:p text:style-name="P66"/>
          </table:table-cell>
        </table:table-row>
        <table:table-row>
          <table:table-cell table:style-name="Table2.A3" table:number-columns-spanned="6" office:value-type="string">
            <text:p text:style-name="P114"><text:span text:style-name="T12">3</text:span><text:span text:style-name="T13">.</text:span><text:span text:style-name="T12">4</text:span><text:span text:style-name="T13">. Abordarea prin </text:span><text:span text:style-name="T12">piaţă</text:span></text:p>
          </table:table-cell>
          <table:covered-table-cell/>
          <table:covered-table-cell/>
          <table:covered-table-cell/>
          <table:covered-table-cell/>
          <table:covered-table-cell/>
          <table:table-cell table:style-name="Table2.G3">
            <text:p text:style-name="P66"/>
          </table:table-cell>
        </table:table-row>
        <table:table-row>
          <table:table-cell table:style-name="Table2.A3" table:number-columns-spanned="6" office:value-type="string">
            <text:p text:style-name="P114"><text:span text:style-name="T12">3</text:span><text:span text:style-name="T13">.</text:span><text:span text:style-name="T12">5</text:span><text:span text:style-name="T13">. Abordarea </text:span><text:span text:style-name="T12">prin venit</text:span></text:p>
          </table:table-cell>
          <table:covered-table-cell/>
          <table:covered-table-cell/>
          <table:covered-table-cell/>
          <table:covered-table-cell/>
          <table:covered-table-cell/>
          <table:table-cell table:style-name="Table2.G3">
            <text:p text:style-name="P66"/>
          </table:table-cell>
        </table:table-row>
        <table:table-row>
          <table:table-cell table:style-name="Table2.A3" table:number-columns-spanned="6" office:value-type="string">
            <text:p text:style-name="P114"><text:span text:style-name="T12">3</text:span><text:span text:style-name="T13">.</text:span><text:span text:style-name="T12">6</text:span><text:span text:style-name="T13">. Abordarea prin cost</text:span></text:p>
          </table:table-cell>
          <table:covered-table-cell/>
          <table:covered-table-cell/>
          <table:covered-table-cell/>
          <table:covered-table-cell/>
          <table:covered-table-cell/>
          <table:table-cell table:style-name="Table2.G3">
            <text:p text:style-name="P66"/>
          </table:table-cell>
        </table:table-row>
        <table:table-row>
          <table:table-cell table:style-name="Table2.A3" table:number-columns-spanned="6" office:value-type="string">
            <text:p text:style-name="P114"><text:span text:style-name="T12">3</text:span><text:span text:style-name="T13">.</text:span><text:span text:style-name="T12">7</text:span><text:span text:style-name="T13">. Reconcilierea valorilor. Valoarea estimată propusă. Opinia şi concluziile evaluatorului</text:span></text:p>
          </table:table-cell>
          <table:covered-table-cell/>
          <table:covered-table-cell/>
          <table:covered-table-cell/>
          <table:covered-table-cell/>
          <table:covered-table-cell/>
          <table:table-cell table:style-name="Table2.G3">
            <text:p text:style-name="P66"/>
          </table:table-cell>
        </table:table-row>
        <table:table-row>
          <table:table-cell table:style-name="Table2.A2" table:number-columns-spanned="6" office:value-type="string">
            <text:p text:style-name="P89"><text:span text:style-name="T1">4</text:span>. <text:span text:style-name="T14">Anexe</text:span></text:p>
          </table:table-cell>
          <table:covered-table-cell/>
          <table:covered-table-cell/>
          <table:covered-table-cell/>
          <table:covered-table-cell/>
          <table:covered-table-cell/>
          <table:table-cell table:style-name="Table2.A2" office:value-type="string">
            <text:p text:style-name="P66"/>
          </table:table-cell>
        </table:table-row>
        <table:table-row>
          <table:table-cell table:style-name="Table2.A3" table:number-columns-spanned="6" office:value-type="string">
            <text:p text:style-name="P111">Anexa 1 – P<text:span text:style-name="T1">lan de situaţie (hartă)</text:span></text:p>
          </table:table-cell>
          <table:covered-table-cell/>
          <table:covered-table-cell/>
          <table:covered-table-cell/>
          <table:covered-table-cell/>
          <table:covered-table-cell/>
          <table:table-cell table:style-name="Table2.A3" office:value-type="string">
            <text:p text:style-name="P66"/>
          </table:table-cell>
        </table:table-row>
        <table:table-row>
          <table:table-cell table:style-name="Table2.A33" table:number-columns-spanned="6" office:value-type="string">
            <text:p text:style-name="P111">Anexa 2 – Fotografii</text:p>
          </table:table-cell>
          <table:covered-table-cell/>
          <table:covered-table-cell/>
          <table:covered-table-cell/>
          <table:covered-table-cell/>
          <table:covered-table-cell/>
          <table:table-cell table:style-name="Table2.G3">
            <text:p text:style-name="P66"/>
          </table:table-cell>
        </table:table-row>
        <table:table-row>
          <table:table-cell table:style-name="Table2.A3" table:number-columns-spanned="6" office:value-type="string">
            <text:p text:style-name="P111">Anexa <text:span text:style-name="T1">4</text:span> – <text:s/><text:span text:style-name="T1">Abordarea prin piaţă</text:span></text:p>
          </table:table-cell>
          <table:covered-table-cell/>
          <table:covered-table-cell/>
          <table:covered-table-cell/>
          <table:covered-table-cell/>
          <table:covered-table-cell/>
          <table:table-cell table:style-name="Table2.G3">
            <text:p text:style-name="P68"/>
          </table:table-cell>
        </table:table-row>
        <table:table-row>
          <table:table-cell table:style-name="Table2.A3" table:number-columns-spanned="6" office:value-type="string">
            <text:p text:style-name="P111">Anexa <text:span text:style-name="T1">6</text:span> – <text:s/><text:span text:style-name="T1">Abordarea prin cost</text:span></text:p>
          </table:table-cell>
          <table:covered-table-cell/>
          <table:covered-table-cell/>
          <table:covered-table-cell/>
          <table:covered-table-cell/>
          <table:covered-table-cell/>
          <table:table-cell table:style-name="Table2.G3">
            <text:p text:style-name="P68"/>
          </table:table-cell>
        </table:table-row>
        <table:table-row>
          <table:table-cell table:style-name="Table2.A3" table:number-columns-spanned="6" office:value-type="string">
            <text:p text:style-name="P36">Anexa 7 – Documente juridice</text:p>
          </table:table-cell>
          <table:covered-table-cell/>
          <table:covered-table-cell/>
          <table:covered-table-cell/>
          <table:covered-table-cell/>
          <table:covered-table-cell/>
          <table:table-cell table:style-name="Table2.G3">
            <text:p text:style-name="P66"/>
          </table:table-cell>
        </table:table-row>
        <table:table-row>
          <table:table-cell table:style-name="Table2.A3" table:number-columns-spanned="6" office:value-type="string">
            <text:p text:style-name="P35"/>
          </table:table-cell>
          <table:covered-table-cell/>
          <table:covered-table-cell/>
          <table:covered-table-cell/>
          <table:covered-table-cell/>
          <table:covered-table-cell/>
          <table:table-cell table:style-name="Table2.G3">
            <text:p text:style-name="P34"/>
          </table:table-cell>
        </table:table-row>
        <table:table-row>
          <table:table-cell table:style-name="Table2.A3" table:number-columns-spanned="6" office:value-type="string">
            <text:p text:style-name="P35"/>
          </table:table-cell>
          <table:covered-table-cell/>
          <table:covered-table-cell/>
          <table:covered-table-cell/>
          <table:covered-table-cell/>
          <table:covered-table-cell/>
          <table:table-cell table:style-name="Table2.G3">
            <text:p text:style-name="P34"/>
          </table:table-cell>
        </table:table-row>
        <table:table-row>
          <table:table-cell table:style-name="Table2.A3" table:number-columns-spanned="6" office:value-type="string">
            <text:p text:style-name="P35"/>
          </table:table-cell>
          <table:covered-table-cell/>
          <table:covered-table-cell/>
          <table:covered-table-cell/>
          <table:covered-table-cell/>
          <table:covered-table-cell/>
          <table:table-cell table:style-name="Table2.G3">
            <text:p text:style-name="P34"/>
          </table:table-cell>
        </table:table-row>
        <text:soft-page-break/>
        <table:table-row>
          <table:table-cell table:style-name="Table2.A40" table:number-columns-spanned="7" office:value-type="string">
            <text:list xml:id="list3381997650660363214" text:style-name="L3">
              <text:list-item text:start-value="1">
                <text:p text:style-name="P103">Premisele evaluării</text:p>
              </text:list-item>
            </text:list>
          </table:table-cell>
          <table:covered-table-cell/>
          <table:covered-table-cell/>
          <table:covered-table-cell/>
          <table:covered-table-cell/>
          <table:covered-table-cell/>
          <table:covered-table-cell/>
        </table:table-row>
        <table:table-row>
          <table:table-cell table:style-name="Table2.A41" table:number-columns-spanned="7" office:value-type="string">
            <text:list xml:id="list36713119" text:continue-numbering="true" text:style-name="L3">
              <text:list-header>
                <text:p text:style-name="P104">1.1 Ipoteze şi condiţii limitative</text:p>
              </text:list-header>
            </text:list>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12">Estimarea valorii a fost realizată pornind de la următoarele <text:span text:style-name="T6">IPOTEZE:</text:span></text:p>
            <text:p text:style-name="P13"/>
            <text:list xml:id="list729994419241335854" text:style-name="L4">
              <text:list-item>
                <text:p text:style-name="P75">Dreptul de proprietate este considerat liber şi transmisibil. </text:p>
                <text:list>
                  <text:list-header>
                    <text:p text:style-name="P77">Analiza aspectelor juridice se bazează exclusiv pe documentele şi informaţiile furnizate de către solicitant şi nu au fost întreprinse verificări şi investigaţii suplimentare. </text:p>
                  </text:list-header>
                </text:list>
              </text:list-item>
              <text:list-item>
                <text:p text:style-name="P98">Suprafeţele <text:span text:style-name="T16">terenului </text:span>şi ale construcţiilor sunt conforme cu documentele și informațiile prezentate</text:p>
                <text:list>
                  <text:list-header>
                    <text:p text:style-name="P99">Nu au fost realizate măsurători suplimentare.</text:p>
                  </text:list-header>
                </text:list>
              </text:list-item>
              <text:list-item>
                <text:p text:style-name="P76">Structura terenului s-a considerat ca fiind corespunzătoare pentru fundaţia existentă,</text:p>
                <text:list>
                  <text:list-header>
                    <text:p text:style-name="P78">Nu <text:span text:style-name="T14">au existat </text:span>informaţii contrare şi nu fost făcute investigaţii suplimentare cu privire la calitatea terenului</text:p>
                  </text:list-header>
                </text:list>
              </text:list-item>
              <text:list-item>
                <text:p text:style-name="P76">S-a considerat că nu există nici un fel de contaminaţii care să afecteze valoarea proprietăţii, </text:p>
                <text:list>
                  <text:list-header>
                    <text:p text:style-name="P78">Nu au existat informaţii contrare şi nu au fost făcute investigaţii suplimentare legate de eventuale contaminări</text:p>
                  </text:list-header>
                </text:list>
              </text:list-item>
              <text:list-item>
                <text:p text:style-name="P76">S-a considerat că terenul nu este traversat de conducte astfel încât să influenţeze valoarea proprietăţii.</text:p>
                <text:list>
                  <text:list-header>
                    <text:p text:style-name="P78">Nu s-au efectuat investigaţii suplimentare.</text:p>
                  </text:list-header>
                </text:list>
              </text:list-item>
              <text:list-item>
                <text:p text:style-name="P76">Construcţia a fost evaluată în ipoteza că părţile ascunse nu au vicii ascunse.</text:p>
                <text:list>
                  <text:list-header>
                    <text:p text:style-name="P78">Părţile ascunse ale construcţiei nu au putut fi inspectate, informaţii despre acestea au fost furnizate de client şi folosite fără investigaţii suplimentare. <text:s/></text:p>
                  </text:list-header>
                </text:list>
              </text:list-item>
              <text:list-item>
                <text:p text:style-name="P76">S-a considerat că proprietatea se conformează tuturor reglementărilor şi restricţiilor de zonare şi de utilizare şi nu s-au făcut investigaţii suplimentare</text:p>
                <text:list>
                  <text:list-header>
                    <text:p text:style-name="P78">Nu au existat informaţii contrare şi nu au fost efectuate investigaţii suplimentare.</text:p>
                  </text:list-header>
                </text:list>
              </text:list-item>
              <text:list-item>
                <text:p text:style-name="P76">Evaluarea s-a realizat în ipoteza continuităţii activităţii</text:p>
                <text:list>
                  <text:list-header>
                    <text:p text:style-name="P78">Nu s-au primit alte indicaţii în acest sens</text:p>
                  </text:list-header>
                </text:list>
              </text:list-item>
            </text:list>
            <text:p text:style-name="P15"><text:span text:style-name="T6">CONDIŢII LIMITATIVE </text:span>privind valabilitatea prezentei evaluări:</text:p>
            <text:list xml:id="list2787113419579763313" text:style-name="L5">
              <text:list-item>
                <text:p text:style-name="P79">Valoarea estimată se aplică proprietăţii imobiliare în ansamblu, nici o altă alocare pe componente nu este valabilă</text:p>
              </text:list-item>
              <text:list-item>
                <text:p text:style-name="P79">Posesia prezentului raport nu dă dreptul la publicare</text:p>
              </text:list-item>
              <text:list-item>
                <text:p text:style-name="P79">Evaluatorul, prin natura muncii sale, nu va fi solicitat să ofere consultanţă sau să depună mărturie în legătură cu prezentul raport</text:p>
              </text:list-item>
            </text:list>
            <text:p text:style-name="P14"/>
            <text:p text:style-name="P14">INSTRUCŢIUNI SPECIALE</text:p>
            <text:list xml:id="list5074978368237313544" text:style-name="L6">
              <text:list-item>
                <text:p text:style-name="P80">Nu sunt</text:p>
                <text:p text:style-name="P84"/>
              </text:list-item>
            </text:list>
          </table:table-cell>
          <table:covered-table-cell/>
          <table:covered-table-cell/>
          <table:covered-table-cell/>
          <table:covered-table-cell/>
          <table:covered-table-cell/>
          <table:covered-table-cell/>
        </table:table-row>
        <table:table-row>
          <table:table-cell table:style-name="Table2.A41" table:number-columns-spanned="7" office:value-type="string">
            <text:p text:style-name="P52">1.2.Identificarea solicitantului. Obiectul, scopul şi utilizarea evaluării.Instrucţiunile<text:tab/> evaluării</text:p>
          </table:table-cell>
          <table:covered-table-cell/>
          <table:covered-table-cell/>
          <table:covered-table-cell/>
          <table:covered-table-cell/>
          <table:covered-table-cell/>
          <table:covered-table-cell/>
        </table:table-row>
        <table:table-row>
          <table:table-cell table:style-name="Table2.A3" table:number-columns-spanned="2" office:value-type="string">
            <text:p text:style-name="P36">Proprietar:</text:p>
          </table:table-cell>
          <table:covered-table-cell/>
          <table:table-cell table:style-name="Table2.A3" table:number-columns-spanned="5" office:value-type="string">
            <text:p text:style-name="P37"><text:span text:style-name="T16">SC V</text:span>arpataka <text:span text:style-name="T16">SRL</text:span></text:p>
          </table:table-cell>
          <table:covered-table-cell/>
          <table:covered-table-cell/>
          <table:covered-table-cell/>
          <table:covered-table-cell/>
        </table:table-row>
        <table:table-row>
          <table:table-cell table:style-name="Table2.A3" table:number-columns-spanned="2" office:value-type="string">
            <text:p text:style-name="P36">Solicitant:</text:p>
          </table:table-cell>
          <table:covered-table-cell/>
          <table:table-cell table:style-name="Table2.A3" table:number-columns-spanned="5" office:value-type="string">
            <text:p text:style-name="P37">Dl. Rusz Tibor</text:p>
          </table:table-cell>
          <table:covered-table-cell/>
          <table:covered-table-cell/>
          <table:covered-table-cell/>
          <table:covered-table-cell/>
        </table:table-row>
        <table:table-row>
          <table:table-cell table:style-name="Table2.A3" table:number-columns-spanned="2" office:value-type="string">
            <text:p text:style-name="P36">Calitate:</text:p>
          </table:table-cell>
          <table:covered-table-cell/>
          <table:table-cell table:style-name="Table2.A3" table:number-columns-spanned="5" office:value-type="string">
            <text:p text:style-name="P36">Reprezentant</text:p>
          </table:table-cell>
          <table:covered-table-cell/>
          <table:covered-table-cell/>
          <table:covered-table-cell/>
          <table:covered-table-cell/>
        </table:table-row>
        <table:table-row>
          <table:table-cell table:style-name="Table2.A3" table:number-columns-spanned="2" office:value-type="string">
            <text:p text:style-name="P36">Obiectul evaluării:</text:p>
          </table:table-cell>
          <table:covered-table-cell/>
          <table:table-cell table:style-name="Table2.A3" table:number-columns-spanned="5" office:value-type="string">
            <text:p text:style-name="P53">Apartament 3 camere</text:p>
          </table:table-cell>
          <table:covered-table-cell/>
          <table:covered-table-cell/>
          <table:covered-table-cell/>
          <table:covered-table-cell/>
        </table:table-row>
        <table:table-row>
          <table:table-cell table:style-name="Table2.A3" table:number-columns-spanned="2" office:value-type="string">
            <text:p text:style-name="P36">Adresa</text:p>
          </table:table-cell>
          <table:covered-table-cell/>
          <table:table-cell table:style-name="Table2.A3" table:number-columns-spanned="5" office:value-type="string">
            <text:p text:style-name="P53"><text:span text:style-name="T16">M</text:span>unicipiul Gheorgheni, cart. Bucin, Bl. 5, sc. A, parter, ap. 18</text:p>
          </table:table-cell>
          <table:covered-table-cell/>
          <table:covered-table-cell/>
          <table:covered-table-cell/>
          <table:covered-table-cell/>
        </table:table-row>
        <table:table-row>
          <table:table-cell table:style-name="Table2.A3" table:number-columns-spanned="2" office:value-type="string">
            <text:p text:style-name="P36">Scopul evaluării:</text:p>
          </table:table-cell>
          <table:covered-table-cell/>
          <table:table-cell table:style-name="Table2.A3" table:number-columns-spanned="5" office:value-type="string">
            <text:p text:style-name="P36">Raportare financiară</text:p>
          </table:table-cell>
          <table:covered-table-cell/>
          <table:covered-table-cell/>
          <table:covered-table-cell/>
          <table:covered-table-cell/>
        </table:table-row>
        <table:table-row>
          <table:table-cell table:style-name="Table2.A41" table:number-columns-spanned="7" office:value-type="string">
            <text:p text:style-name="P45">1.3. Drepturile de proprietate evaluate</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36">Integral, conform actelor şi informaţiilor obţinute de la solicitant.</text:p>
          </table:table-cell>
          <table:covered-table-cell/>
          <table:covered-table-cell/>
          <table:covered-table-cell/>
          <table:covered-table-cell/>
          <table:covered-table-cell/>
          <table:covered-table-cell/>
        </table:table-row>
        <text:soft-page-break/>
        <table:table-row>
          <table:table-cell table:style-name="Table2.A41" table:number-columns-spanned="7" office:value-type="string">
            <text:p text:style-name="P45">1.4. Baza de evaluare şi tipul valorii estimate</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39">Raportul de evaluare a fost elaborat în baza Standardelor Internaţionale de Evaluare (IVS) <text:span text:style-name="T1">ediţia a 2011</text:span>. <text:span text:style-name="T27">Valoarea estimată este</text:span><text:span text:style-name="T31"> valoarea de piaţă. </text:span><text:span text:style-name="T27">Conform definiţiei IVS, „</text:span><text:span text:style-name="T33">valoarea de piaţă este suma estimată pentru care un activ sau o datorie ar putea fi schimbat(ă), la data evaluării, între un cumpărător hotărât şi un vânzător hotărât, într-o tranzacţie nepărtinitoare, după un marketing adecvat şi în care părţile au acţionat fiecare în cunoştinţă de cauză, prudent şi fără constrângere”</text:span><text:span text:style-name="T28"> (Definiţii IVS). </text:span><text:span text:style-name="T36">În procesul de estimare a valorii de piaţă s-a luat în considerare </text:span></text:p>
            <text:list xml:id="list4509173808182709338" text:style-name="L7">
              <text:list-item>
                <text:p text:style-name="P81">IVS - Cadru general, </text:p>
              </text:list-item>
              <text:list-item>
                <text:p text:style-name="P81">IVS103 – Raportarea valorii,</text:p>
              </text:list-item>
              <text:list-item>
                <text:p text:style-name="P81">IVS230 – Drepturi asupra proprietății imobiliare</text:p>
              </text:list-item>
              <text:list-item>
                <text:p text:style-name="P82">IVS300 – Evaluări pentru raportarea financiară</text:p>
                <text:p text:style-name="P105">Conform acestor standarde. estimarea a valorii de piaţă s-a realizat utilizând abordările:</text:p>
              </text:list-item>
            </text:list>
            <text:list xml:id="list1525941024356921954" text:style-name="L8">
              <text:list-item>
                <text:p text:style-name="P86"><text:span text:style-name="T33">abordarea prin piață</text:span><text:span text:style-name="T35">, </text:span><text:span text:style-name="T21">care oferă o indicaţie asupra valorii prin compararea activului subiect </text:span><text:span text:style-name="T22">cu active identice sau similare, al c</text:span><text:span text:style-name="T21">ăror preț se cunoaște</text:span></text:p>
              </text:list-item>
              <text:list-item>
                <text:p text:style-name="P107"><text:span text:style-name="T39">abordarea prin cost</text:span><text:span text:style-name="T25">, care oferă o indicaţie asupra valorii, prin utilizarea principiului economic conform căruia un cumpărător nu va plăti mai mult pentru un activ, decât costul necesar obţinerii unui activ cu aceeaşi utilitate fie prin cumpărare, fie prin construire. (Definiţii IVS)</text:span></text:p>
                <text:p text:style-name="P106">Valoarea estimată propusă a proprietăţii imobiliare evaluate este determinată prin reconcilierea celor două valori obţinute cu ajutorul metodelor folosite din aceste două abordări.</text:p>
              </text:list-item>
            </text:list>
          </table:table-cell>
          <table:covered-table-cell/>
          <table:covered-table-cell/>
          <table:covered-table-cell/>
          <table:covered-table-cell/>
          <table:covered-table-cell/>
          <table:covered-table-cell/>
        </table:table-row>
        <table:table-row>
          <table:table-cell table:style-name="Table2.A54" table:number-columns-spanned="3" office:value-type="string">
            <text:p text:style-name="P48">1.5. Data evaluării: </text:p>
          </table:table-cell>
          <table:covered-table-cell/>
          <table:covered-table-cell/>
          <table:table-cell table:style-name="Table2.A54" table:number-columns-spanned="4" office:value-type="string">
            <text:p text:style-name="P50">31.01.2014</text:p>
          </table:table-cell>
          <table:covered-table-cell/>
          <table:covered-table-cell/>
          <table:covered-table-cell/>
        </table:table-row>
        <table:table-row>
          <table:table-cell table:style-name="Table2.A41" table:number-columns-spanned="3" office:value-type="string">
            <text:p text:style-name="P45">1.6. Moneda raportului</text:p>
          </table:table-cell>
          <table:covered-table-cell/>
          <table:covered-table-cell/>
          <table:table-cell table:style-name="Table2.A41" table:number-columns-spanned="4" office:value-type="string">
            <text:p text:style-name="P45"><text:span text:style-name="T24">Lei</text:span> </text:p>
          </table:table-cell>
          <table:covered-table-cell/>
          <table:covered-table-cell/>
          <table:covered-table-cell/>
        </table:table-row>
        <table:table-row>
          <table:table-cell table:style-name="Table2.A3" table:number-columns-spanned="7" office:value-type="string">
            <text:p text:style-name="P37">Pentru calcule, s-a folosit un curs valutar de 4.5085 Lei/Eur.</text:p>
          </table:table-cell>
          <table:covered-table-cell/>
          <table:covered-table-cell/>
          <table:covered-table-cell/>
          <table:covered-table-cell/>
          <table:covered-table-cell/>
          <table:covered-table-cell/>
        </table:table-row>
        <table:table-row>
          <table:table-cell table:style-name="Table2.A41" table:number-columns-spanned="3" office:value-type="string">
            <text:p text:style-name="P45">1.7. Modalităţi de plată: </text:p>
          </table:table-cell>
          <table:covered-table-cell/>
          <table:covered-table-cell/>
          <table:table-cell table:style-name="Table2.A41" table:number-columns-spanned="4" office:value-type="string">
            <text:p text:style-name="P46">numerar (sau echivalent) şi integral la data evaluării.</text:p>
          </table:table-cell>
          <table:covered-table-cell/>
          <table:covered-table-cell/>
          <table:covered-table-cell/>
        </table:table-row>
        <table:table-row>
          <table:table-cell table:style-name="Table2.A41" table:number-columns-spanned="7" office:value-type="string">
            <text:p text:style-name="P45">1.8. Inspecţia proprietăţii</text:p>
          </table:table-cell>
          <table:covered-table-cell/>
          <table:covered-table-cell/>
          <table:covered-table-cell/>
          <table:covered-table-cell/>
          <table:covered-table-cell/>
          <table:covered-table-cell/>
        </table:table-row>
        <table:table-row>
          <table:table-cell table:style-name="Table2.A3" table:number-columns-spanned="3" office:value-type="string">
            <text:p text:style-name="P36">Data:</text:p>
          </table:table-cell>
          <table:covered-table-cell/>
          <table:covered-table-cell/>
          <table:table-cell table:style-name="Table2.A3" table:number-columns-spanned="4" office:value-type="string">
            <text:p text:style-name="P49"><text:span text:style-name="T1">29</text:span>.<text:span text:style-name="T16">01</text:span>.<text:span text:style-name="T16">201</text:span><text:span text:style-name="T1">4</text:span></text:p>
          </table:table-cell>
          <table:covered-table-cell/>
          <table:covered-table-cell/>
          <table:covered-table-cell/>
        </table:table-row>
        <table:table-row>
          <table:table-cell table:style-name="Table2.A3" table:number-columns-spanned="3" office:value-type="string">
            <text:p text:style-name="P36">Realizat de:</text:p>
          </table:table-cell>
          <table:covered-table-cell/>
          <table:covered-table-cell/>
          <table:table-cell table:style-name="Table2.A3" table:number-columns-spanned="4" office:value-type="string">
            <text:p text:style-name="P47">Evaluator</text:p>
          </table:table-cell>
          <table:covered-table-cell/>
          <table:covered-table-cell/>
          <table:covered-table-cell/>
        </table:table-row>
        <table:table-row>
          <table:table-cell table:style-name="Table2.A3" table:number-columns-spanned="3" office:value-type="string">
            <text:p text:style-name="P36">În prezenţa:</text:p>
          </table:table-cell>
          <table:covered-table-cell/>
          <table:covered-table-cell/>
          <table:table-cell table:style-name="Table2.A3" table:number-columns-spanned="4" office:value-type="string">
            <text:p text:style-name="P47">Solicitant</text:p>
          </table:table-cell>
          <table:covered-table-cell/>
          <table:covered-table-cell/>
          <table:covered-table-cell/>
        </table:table-row>
        <table:table-row>
          <table:table-cell table:style-name="Table2.A41" table:number-columns-spanned="7" office:value-type="string">
            <text:p text:style-name="P45">1.9. Sursele de informaţii utilizate</text:p>
          </table:table-cell>
          <table:covered-table-cell/>
          <table:covered-table-cell/>
          <table:covered-table-cell/>
          <table:covered-table-cell/>
          <table:covered-table-cell/>
          <table:covered-table-cell/>
        </table:table-row>
        <table:table-row>
          <table:table-cell table:style-name="Table2.A3" table:number-columns-spanned="7" office:value-type="string">
            <text:list xml:id="list8277227207223630898" text:style-name="L9">
              <text:list-item>
                <text:p text:style-name="P115">solicitantul, pentru documentele tehnice şi juridice ale proprietăţii, </text:p>
              </text:list-item>
              <text:list-item>
                <text:p text:style-name="P115">participanți la piața imobiliară relevantă, în calitate de cumpărător, vânzător, ofertant sau prospector</text:p>
              </text:list-item>
              <text:list-item>
                <text:p text:style-name="P115">materiale informative şi broşuri: </text:p>
              </text:list-item>
              <text:list-item>
                <text:p text:style-name="P115">„Metoda costurilor segregate”, Corneliu Şchiopu (Ed. Iroval, 2010), </text:p>
              </text:list-item>
              <text:list-item>
                <text:p text:style-name="P115">„Costuri de reconstrucţie – costuri de înlocuire”, Corneliu Şchiopu (Ed. Iroval, 2009)</text:p>
              </text:list-item>
              <text:list-item>
                <text:p text:style-name="P115">indici de actualizare 1 septembrie 2013 – 1 august 2014, Corneliu Şchiopu (Ed. Iroval, 2013)</text:p>
              </text:list-item>
              <text:list-item>
                <text:p text:style-name="P115">SPIC D35 – Costul de înlocuire. Costul de reconstruire (reproducere). Metoda comparației unitare (Iroval, 2013).</text:p>
              </text:list-item>
              <text:list-item>
                <text:p text:style-name="P115">SPIC D20 – Deprecierea construcțiilor. (Iroval, 2012)</text:p>
              </text:list-item>
            </text:list>
          </table:table-cell>
          <table:covered-table-cell/>
          <table:covered-table-cell/>
          <table:covered-table-cell/>
          <table:covered-table-cell/>
          <table:covered-table-cell/>
          <table:covered-table-cell/>
        </table:table-row>
        <table:table-row>
          <table:table-cell table:style-name="Table2.A41" table:number-columns-spanned="7" office:value-type="string">
            <text:p text:style-name="P45">1.10. Clauza de nepublicare, responsabilităţi</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42"><text:span text:style-name="T40">Prezentul raport nu poate fi publicat total sau parţial fără acordul prealabil şi exprimat în scris al evaluatorului. Raportul de evaluare poate fi utilizat doar de beneficiarul evalu</text:span><text:span text:style-name="T42">ă</text:span><text:span text:style-name="T40">rii </text:span><text:span text:style-name="T42">ş</text:span><text:span text:style-name="T40">i doar în scopul men</text:span><text:span text:style-name="T42">ţ</text:span><text:span text:style-name="T40">ionat la pct. 1.2. - „Identificarea solicitantului. Obiectul, scopul şi utilizarea evaluării. Instrucţiunile evaluării”. Evaluatorul nu accept</text:span><text:span text:style-name="T42">ă </text:span><text:span text:style-name="T40">nici un fel de responsabilitate în cazul utiliz</text:span><text:span text:style-name="T42">ă</text:span><text:span text:style-name="T40">rii raportului de evaluare în alte scopuri sau de c</text:span><text:span text:style-name="T42">ă</text:span><text:span text:style-name="T40">tre alte persoane. </text:span></text:p>
          </table:table-cell>
          <table:covered-table-cell/>
          <table:covered-table-cell/>
          <table:covered-table-cell/>
          <table:covered-table-cell/>
          <table:covered-table-cell/>
          <table:covered-table-cell/>
        </table:table-row>
        <text:soft-page-break/>
        <table:table-row>
          <table:table-cell table:style-name="Table2.A41" table:number-columns-spanned="7" office:value-type="string">
            <text:p text:style-name="P45">1.11. Valabilitatea raportului</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37">Raportul de evaluare este valabil doar în condiţiile pieţei de la data evaluării. De asemenea, valoarea exprimată este valabilă doar in condiţiile îndeplinirii ipotezelor şi condiţiilor limitative şi speciale menţionate în raport.</text:p>
          </table:table-cell>
          <table:covered-table-cell/>
          <table:covered-table-cell/>
          <table:covered-table-cell/>
          <table:covered-table-cell/>
          <table:covered-table-cell/>
          <table:covered-table-cell/>
        </table:table-row>
        <table:table-row>
          <table:table-cell table:style-name="Table2.A40" table:number-columns-spanned="7" office:value-type="string">
            <text:list xml:id="list36709605" text:continue-list="list36713119" text:style-name="L3">
              <text:list-item>
                <text:p text:style-name="P110">Prezentarea datelor</text:p>
              </text:list-item>
            </text:list>
          </table:table-cell>
          <table:covered-table-cell/>
          <table:covered-table-cell/>
          <table:covered-table-cell/>
          <table:covered-table-cell/>
          <table:covered-table-cell/>
          <table:covered-table-cell/>
        </table:table-row>
        <table:table-row>
          <table:table-cell table:style-name="Table2.A41" table:number-columns-spanned="7" office:value-type="string">
            <text:p text:style-name="P45">2.1. Identificarea proprietăţii. Descrierea juridică</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37">Proprietatea inspectată şi evaluată este considerată identică cu cea cumpărată cu contractul de vânzare-cumpărare încheiat între cumpărăorul SC VARPATAKA SRL prin dl. Rusz <text:span text:style-name="T16">Sántha Tibor Alpár </text:span>și vânzătorul persoană fizică, autentificat la notar cu încheiere de autentificare nr. 808 din 30.12.2010. Conform acestui document, proprietatea este identică cu cea înscrisă în CF al municpiului Gheorgheni sub nr. 50622-C1-U2, nr.top 99502/5/XVIII/S., și este formată din apartamentul cu 3 camere, bucătărie, cămară, baie, WC, antreu, vestibule, debara și balcon, împreună cu părțile comune indivize în cotă de 87/1500 parte și teren aferent, în cotă de 22/750 parte. <text:s/>Se află în proprietatea SC Varpataka SRL din <text:span text:style-name="T16">Gheorgheni</text:span>.</text:p>
          </table:table-cell>
          <table:covered-table-cell/>
          <table:covered-table-cell/>
          <table:covered-table-cell/>
          <table:covered-table-cell/>
          <table:covered-table-cell/>
          <table:covered-table-cell/>
        </table:table-row>
        <table:table-row>
          <table:table-cell table:style-name="Table2.A41" table:number-columns-spanned="7" office:value-type="string">
            <text:p text:style-name="P45">2.2. Identificarea bunurilor mobile evaluate<text:tab/></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38">Nu au fost identificate și evaluate bunuri mobile din componenţa proprietăţii evaluate.</text:p>
          </table:table-cell>
          <table:covered-table-cell/>
          <table:covered-table-cell/>
          <table:covered-table-cell/>
          <table:covered-table-cell/>
          <table:covered-table-cell/>
          <table:covered-table-cell/>
        </table:table-row>
        <table:table-row>
          <table:table-cell table:style-name="Table2.A41" table:number-columns-spanned="7" office:value-type="string">
            <text:p text:style-name="P45">2.3. Date despre zonă, oraş, vecinătăţi şi amplasare</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109">Proprietatea evaluat<text:span text:style-name="T1">ă se află la etajul 4 din scara A al blocului 5 bloc din zona mediană a cartierul Bucin. Este zonă rezidenţială, cu blocuri de locuit construite în regim de înălţime P+4. Zona este învecinată cu str. Gorundului, stradă cu construcţii rezidenţiale tip P(+1). În apropiere se află magazine considerate mari (Kaufland, Penny Market), magazine considerate medii, amenajate în spaţii construite ca spaţii comerciale de la parterul blocurilor, precum şi magazine mici, similare cu cel care funcţionează în proprietatea evaluată, amenajate în apartamentele de la parterul blocurilor. Alte cartiere, precum şi zona centrală, cu spaţii comerciale, instituţii publice şi financiare sunt la o distanţă considerată mare (cca 1 km). Accesul în scară se realizează prin străzile din incinta cartierului, cu legături la Bd. Frăţiei, str. Pompierilor, str. Gorundului sau str. Kossuth Lajos. Vecinătăţile imediate ale blocului sunt alte apartamente situate construcţii rezidenţiale similare, în regim de înălţime P</text:span><text:span text:style-name="T16">+</text:span><text:span text:style-name="T1">4</text:span><text:span text:style-name="T16">. </text:span><text:span text:style-name="T1">Utilităţile disponibile în </text:span><text:span text:style-name="T16">localitate</text:span><text:span text:style-name="T1"> sunt reţelele </text:span><text:span text:style-name="T41">de alimentare cu energie electrică, termică, ap</text:span><text:span text:style-name="T43">ă</text:span><text:span text:style-name="T41">, canalizare, telefonie, cablu tv, internet. Reţeaua de distribuţie gaze naturale nu este disponibilă în zonă. </text:span></text:p>
          </table:table-cell>
          <table:covered-table-cell/>
          <table:covered-table-cell/>
          <table:covered-table-cell/>
          <table:covered-table-cell/>
          <table:covered-table-cell/>
          <table:covered-table-cell/>
        </table:table-row>
        <table:table-row>
          <table:table-cell table:style-name="Table2.A41" table:number-columns-spanned="7" office:value-type="string">
            <text:p text:style-name="P45">2.4. Informaţii despre amplasament</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126">Amplasamentul este un teren de 750 mp, plană, cu o formă dreptunghiulară, aflată în proprietate comună cu alte apartamente. </text:p>
          </table:table-cell>
          <table:covered-table-cell/>
          <table:covered-table-cell/>
          <table:covered-table-cell/>
          <table:covered-table-cell/>
          <table:covered-table-cell/>
          <table:covered-table-cell/>
        </table:table-row>
        <table:table-row>
          <table:table-cell table:style-name="Table2.A41" table:number-columns-spanned="7" office:value-type="string">
            <text:p text:style-name="P48">2.5. Descrierea amenajărilor şi construcţiilor</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43">Proprietatea inspectată şi evaluată este un apartament de 3 camere la etajul 4 al scării. Are o suprafaţă construită de 87 mp, cu o suprafaţă utilă de 63 mp. Blocul de apartamente este o construcţie realizată cu fundaţii continue din beton armat, structura din cadre de beton, închiderile perimetrale realizate din BCA, planşeele între nivele realizate din beton armat. Acoperişul este de tip şarpantă, cu învelitoare din ţiglă veche. Apartamentul a fost recompartimentat anterior cumpărării de către proprietarul actual, bucătăria, o cameră și terasa formând spațiu comun. În apartament pardoselile sunt acoperite cu dușumea în camere și gresie de calitate superioară în hol, baie și bucătărie. Pereţii sunt finisați cu vopsea lavabilă sau gresie în baie și în bucătărie. Apartamentul este racordat la utilitățile disponibile: energie electrică și termică, apă, canalizare. Încălzirea se realizează cu calorifere, alimentate de rețeaua publică de energie termică prin sistem de distribuție „<text:span text:style-name="T14">pe vertical</text:span>ă” <text:span text:style-name="T14">a sc</text:span>ării, fiind de asemeana montat și o centrală electrică. Starea generală a apartamenului este bună, nu se constată infiltrații de apă prin <text:soft-page-break/>acoperiș. Nu sunt date disponibile despre leaglitatea lucrărilor de recompartimentare a apartamentului.</text:p>
          </table:table-cell>
          <table:covered-table-cell/>
          <table:covered-table-cell/>
          <table:covered-table-cell/>
          <table:covered-table-cell/>
          <table:covered-table-cell/>
          <table:covered-table-cell/>
        </table:table-row>
        <table:table-row>
          <table:table-cell table:style-name="Table2.A41" table:number-columns-spanned="7" office:value-type="string">
            <text:p text:style-name="P45">2.6. Date privind impozitele şi taxele</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42">Taxele plătibile de către proprietar sunt cele normale, aferente localităţii şi zonei şi la data evaluării nu sunt impuse taxe suplimentare pe teren sau pe construcţie.</text:p>
          </table:table-cell>
          <table:covered-table-cell/>
          <table:covered-table-cell/>
          <table:covered-table-cell/>
          <table:covered-table-cell/>
          <table:covered-table-cell/>
          <table:covered-table-cell/>
        </table:table-row>
        <table:table-row>
          <table:table-cell table:style-name="Table2.A41" table:number-columns-spanned="7" office:value-type="string">
            <text:p text:style-name="P45">2.7. Scurt istoric</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131">Construcţia a fost construită la începutul anilor 1980, conform informațiilor obținute – PIF estimat 1982. În 2005 proprietatea a fost cumpărată de către proprietarul anterior de la o persoană fizică și apoi vândut proprietarului actual în 2010. Proprietarii anteriori au realizat modificările în compartimentarea apartamentului, nefiind disponibile documente legale ale intervenției (se presupune că nu există).</text:p>
          </table:table-cell>
          <table:covered-table-cell/>
          <table:covered-table-cell/>
          <table:covered-table-cell/>
          <table:covered-table-cell/>
          <table:covered-table-cell/>
          <table:covered-table-cell/>
        </table:table-row>
        <table:table-row>
          <table:table-cell table:style-name="Table2.A41" table:number-columns-spanned="7" office:value-type="string">
            <text:p text:style-name="P45">2.8. <text:s/>Analiza pieţei imobiliare</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45">2.8.1. Piaţa specifică:</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128">Piaţa specifică pe care poate concura proprietatea evaluată este cea a proprietăţilor imobiliare tip apartament 3 camere situate în blocurile rezinde<text:span text:style-name="T16">nţiale </text:span>din cartierele localităţii. Aceste proprietăţi pot funcţiona ca apartamente rezidenţiale sau pot fi transformate relativ uşor în spaţii comerciale sau de birou. În situaţia actuală, cea mai bună utilizare a apartamentului este considerată ca fiind spaţiu rezidențial, aşa cum este amenajat în momentul de faţă. <text:s/></text:p>
          </table:table-cell>
          <table:covered-table-cell/>
          <table:covered-table-cell/>
          <table:covered-table-cell/>
          <table:covered-table-cell/>
          <table:covered-table-cell/>
          <table:covered-table-cell/>
        </table:table-row>
        <table:table-row>
          <table:table-cell table:style-name="Table2.A3" table:number-columns-spanned="7" office:value-type="string">
            <text:list xml:id="list1836250125924725145" text:style-name="L10">
              <text:list-item>
                <text:list>
                  <text:list-item>
                    <text:list>
                      <text:list-header>
                        <text:p text:style-name="P119">2.8.2. Cererea solvabilă</text:p>
                      </text:list-header>
                    </text:list>
                  </text:list-item>
                </text:list>
              </text:list-item>
            </text:list>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132">Identificarea cererii solvabile este îngreunată de inexistenţa unor angenţii imobiliare în zonă. Fiind localităţi cu un număr de locuitori relativ mic pe o arie mare, tranzacţiile se încheie fără intermediari, iar informaţiile pe această piaţă se transmit în principal verbal sau, mai rar în cazul acestor tipuri de proprietăţi, prin intermediul ziarelor şi posturilor locale de televiziune. Cererea pentru proprietăţile imobiliare tranzacţionate sau închiriate este asigurată în principal de locatari persoane fizice / familii. Din cauza cheltuielilor cu utilitățile, aceste tipuri de apartamente sunt foarte rar căutate, fiind preferate apartamente cu 2 camere. Chiria pentru astfel de apartamente, dacă există, se situează la nivelul apartamentelor cu 2 camere, între 75 și 100 EUR/lună. Investitori în proprietăţi similare nu sunt activi pe piaţă, aceste proprietăți nefiind preferate pentru realizarea de venituri din închiriere.</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45">2.8.3. Oferta competitivă</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42">În general ofertele pentru vânzarea acestor tipuri de proprietăţi imobiliare de regulă sunt făcute publice în mass media. S-au identificat oferte pentru vânzarea unor apartamente de 3 camere în intervalul a 65000 – 115000 lei, în funcție de dotări și nivelul de reînnoire al apartamentului. Ofertă pentru chirii pentru spaţii comparabile s-au identificat în număr mic şi la preţuri în jurul valorii a 250 – 350 lei/lună. </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45">2.8.4. Echilibrul</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127">Piaţa imobiliară a proprietăţilor <text:span text:style-name="T1">rezidențiale tip apartament cu 3 camere</text:span> poate fi considerată într-un echilibru aparent, la un nivel scăzut. S-au identificat <text:span text:style-name="T1">tranzacţii puţine pentru pentru spaţii comparabile, 72500 și 80000 lei. </text:span>În general piaţa imobiliară a proprietăţilor comerciale în această zonă se poate caracteriza ca fiind o piaţă <text:span text:style-name="T1">în așteptare, la nivel scăzut, cu tranzacții puține.</text:span></text:p>
          </table:table-cell>
          <table:covered-table-cell/>
          <table:covered-table-cell/>
          <table:covered-table-cell/>
          <table:covered-table-cell/>
          <table:covered-table-cell/>
          <table:covered-table-cell/>
        </table:table-row>
        <table:table-row>
          <table:table-cell table:style-name="Table2.A40" table:number-columns-spanned="7" office:value-type="string">
            <text:list xml:id="list5168203971210345656" text:style-name="L11">
              <text:list-header>
                <text:p text:style-name="P120">3. Analiza datelor şi concluziile</text:p>
              </text:list-header>
            </text:list>
          </table:table-cell>
          <table:covered-table-cell/>
          <table:covered-table-cell/>
          <table:covered-table-cell/>
          <table:covered-table-cell/>
          <table:covered-table-cell/>
          <table:covered-table-cell/>
        </table:table-row>
        <table:table-row>
          <table:table-cell table:style-name="Table2.A41" table:number-columns-spanned="7" office:value-type="string">
            <text:p text:style-name="P48">3.1. Cea mai bună utilizare a terenului considerat neocupat</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43">Cea mai bună utilizare a terenului este „Utilizarea unui activ care îi maximizează valoarea şi care este posibilă din punct de vedere fizic, e permisă legal şi e fezabilă din punct de vedere financiar.” conform definiţiei din „Glosar IVS”. Date fiind reglementările urbanistice, singurele <text:soft-page-break/>utilizări permise legal în această zonă este cele rezidenţiale şi comer<text:span text:style-name="T14">ciale</text:span>. </text:p>
          </table:table-cell>
          <table:covered-table-cell/>
          <table:covered-table-cell/>
          <table:covered-table-cell/>
          <table:covered-table-cell/>
          <table:covered-table-cell/>
          <table:covered-table-cell/>
        </table:table-row>
        <table:table-row>
          <table:table-cell table:style-name="Table2.A41" table:number-columns-spanned="7" office:value-type="string">
            <text:p text:style-name="P54">3.2. Cea mai bună utilizare a terenului considerat cum este construită</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43">Terenul fiind în proprietate comună, în zona mediană a unei zone rezidenţiale dens construite, cea mai bună utilizare a terenului se consideră cea actuală, rezidențială.</text:p>
          </table:table-cell>
          <table:covered-table-cell/>
          <table:covered-table-cell/>
          <table:covered-table-cell/>
          <table:covered-table-cell/>
          <table:covered-table-cell/>
          <table:covered-table-cell/>
        </table:table-row>
        <table:table-row>
          <table:table-cell table:style-name="Table2.A41" table:number-columns-spanned="7" office:value-type="string">
            <text:p text:style-name="P48">3.3. Valoarea terenului </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44"><text:span text:style-name="T1">Luând în considerare scopul evaluării, precum şi terenul în proprietate comună, valoarea </text:span><text:span text:style-name="T1">terenului nu se estimează.</text:span></text:p>
          </table:table-cell>
          <table:covered-table-cell/>
          <table:covered-table-cell/>
          <table:covered-table-cell/>
          <table:covered-table-cell/>
          <table:covered-table-cell/>
          <table:covered-table-cell/>
        </table:table-row>
        <table:table-row>
          <table:table-cell table:style-name="Table2.A41" table:number-columns-spanned="7" office:value-type="string">
            <text:list xml:id="list4196782739668272335" text:style-name="L12">
              <text:list-item>
                <text:list>
                  <text:list-header>
                    <text:p text:style-name="P123">3.4. Abordarea prin <text:span text:style-name="T14">pia</text:span>ţă</text:p>
                  </text:list-header>
                </text:list>
              </text:list-item>
            </text:list>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43">Conform Standardelor, abordarea prin piaţă oferă o indicaţie asupra valorii prin compararea activului subiect, cu active identice sau similare, al căror preţ se cunoaşte. <text:span text:style-name="T14">Aplic</text:span>ând metoda comparației directe, s-a obținut următoarele valori corectate (pentru detalii vezi Anexa 4):</text:p>
            <text:p text:style-name="P43"/>
          </table:table-cell>
          <table:covered-table-cell/>
          <table:covered-table-cell/>
          <table:covered-table-cell/>
          <table:covered-table-cell/>
          <table:covered-table-cell/>
          <table:covered-table-cell/>
        </table:table-row>
        <table:table-row>
          <table:table-cell table:style-name="Table2.A3" office:value-type="string">
            <text:p text:style-name="P130">Comparabila</text:p>
          </table:table-cell>
          <table:table-cell table:style-name="Table2.G3" table:number-columns-spanned="3" office:value-type="float" office:value="1">
            <text:p text:style-name="P130">1</text:p>
          </table:table-cell>
          <table:covered-table-cell/>
          <table:covered-table-cell/>
          <table:table-cell table:style-name="Table2.G3" office:value-type="float" office:value="2">
            <text:p text:style-name="P130">2</text:p>
          </table:table-cell>
          <table:table-cell table:style-name="Table2.G3" table:number-columns-spanned="2" office:value-type="float" office:value="3">
            <text:p text:style-name="P130">3</text:p>
          </table:table-cell>
          <table:covered-table-cell/>
        </table:table-row>
        <table:table-row>
          <table:table-cell table:style-name="Table2.A3" office:value-type="string">
            <text:p text:style-name="P55">Corecţie totală netă</text:p>
          </table:table-cell>
          <table:table-cell table:style-name="Table2.G3" table:number-columns-spanned="3" office:value-type="float" office:value="1993.75">
            <text:p text:style-name="P57">1993.75</text:p>
          </table:table-cell>
          <table:covered-table-cell/>
          <table:covered-table-cell/>
          <table:table-cell table:style-name="Table2.G3" office:value-type="float" office:value="2250">
            <text:p text:style-name="P57">2250</text:p>
          </table:table-cell>
          <table:table-cell table:style-name="Table2.G3" table:number-columns-spanned="2" office:value-type="float" office:value="-36000">
            <text:p text:style-name="P57">-36000</text:p>
          </table:table-cell>
          <table:covered-table-cell/>
        </table:table-row>
        <table:table-row>
          <table:table-cell table:style-name="Table2.A3" office:value-type="string">
            <text:p text:style-name="P55">Corecţie totală netă %</text:p>
          </table:table-cell>
          <table:table-cell table:style-name="Table2.B103" table:number-columns-spanned="3" office:value-type="percentage" office:value="0.0275">
            <text:p text:style-name="P57">2.75%</text:p>
          </table:table-cell>
          <table:covered-table-cell/>
          <table:covered-table-cell/>
          <table:table-cell table:style-name="Table2.B103" office:value-type="percentage" office:value="0.03">
            <text:p text:style-name="P57">3.00%</text:p>
          </table:table-cell>
          <table:table-cell table:style-name="Table2.B103" table:number-columns-spanned="2" office:value-type="percentage" office:value="-0.32">
            <text:p text:style-name="P57">-32.00%</text:p>
          </table:table-cell>
          <table:covered-table-cell/>
        </table:table-row>
        <table:table-row>
          <table:table-cell table:style-name="Table2.A3" office:value-type="string">
            <text:p text:style-name="P55">Corecţie totală brută</text:p>
          </table:table-cell>
          <table:table-cell table:style-name="Table2.G3" table:number-columns-spanned="3" office:value-type="float" office:value="38606.25">
            <text:p text:style-name="P57">38606.25</text:p>
          </table:table-cell>
          <table:covered-table-cell/>
          <table:covered-table-cell/>
          <table:table-cell table:style-name="Table2.G3" office:value-type="float" office:value="47250">
            <text:p text:style-name="P57">47250</text:p>
          </table:table-cell>
          <table:table-cell table:style-name="Table2.G3" table:number-columns-spanned="2" office:value-type="float" office:value="41400">
            <text:p text:style-name="P57">41400</text:p>
          </table:table-cell>
          <table:covered-table-cell/>
        </table:table-row>
        <table:table-row>
          <table:table-cell table:style-name="Table2.A3" office:value-type="string">
            <text:p text:style-name="P55">Corecţie totală brută %</text:p>
          </table:table-cell>
          <table:table-cell table:style-name="Table2.B103" table:number-columns-spanned="3" office:value-type="percentage" office:value="0.5325">
            <text:p text:style-name="P57">53.25%</text:p>
          </table:table-cell>
          <table:covered-table-cell/>
          <table:covered-table-cell/>
          <table:table-cell table:style-name="Table2.B103" office:value-type="percentage" office:value="0.63">
            <text:p text:style-name="P57">63.00%</text:p>
          </table:table-cell>
          <table:table-cell table:style-name="Table2.B103" table:number-columns-spanned="2" office:value-type="percentage" office:value="0.368">
            <text:p text:style-name="P57">36.80%</text:p>
          </table:table-cell>
          <table:covered-table-cell/>
        </table:table-row>
        <table:table-row>
          <table:table-cell table:style-name="Table2.A3" office:value-type="string">
            <text:p text:style-name="P56">Preț corectat</text:p>
          </table:table-cell>
          <table:table-cell table:style-name="Table2.G3" table:number-columns-spanned="3" office:value-type="float" office:value="74493.75">
            <text:p text:style-name="P58">74493.75</text:p>
          </table:table-cell>
          <table:covered-table-cell/>
          <table:covered-table-cell/>
          <table:table-cell table:style-name="Table2.G3" office:value-type="float" office:value="77250">
            <text:p text:style-name="P58">77250</text:p>
          </table:table-cell>
          <table:table-cell table:style-name="Table2.G3" table:number-columns-spanned="2" office:value-type="float" office:value="76500">
            <text:p text:style-name="P59">76500</text:p>
          </table:table-cell>
          <table:covered-table-cell/>
        </table:table-row>
        <table:table-row>
          <table:table-cell table:style-name="Table2.A3" table:number-columns-spanned="7" office:value-type="string">
            <text:p text:style-name="P69"><text:span text:style-name="T1">Astfel, în această abordare se estimează valoarea de piață la </text:span></text:p>
            <text:p text:style-name="P70"><text:span text:style-name="T3"/></text:p>
            <text:p text:style-name="P70"><text:span text:style-name="T3">Vp = 76500 lei</text:span></text:p>
          </table:table-cell>
          <table:covered-table-cell/>
          <table:covered-table-cell/>
          <table:covered-table-cell/>
          <table:covered-table-cell/>
          <table:covered-table-cell/>
          <table:covered-table-cell/>
        </table:table-row>
        <table:table-row>
          <table:table-cell table:style-name="Table2.A41" table:number-columns-spanned="7" office:value-type="string">
            <text:list xml:id="list7830053745457799965" text:style-name="L13">
              <text:list-item>
                <text:list>
                  <text:list-header>
                    <text:p text:style-name="P122">3.5. Abordarea prin venit</text:p>
                  </text:list-header>
                </text:list>
              </text:list-item>
            </text:list>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116"><text:span text:style-name="T14">Conform </text:span>definiției din IVS, <text:span text:style-name="T16">„</text:span>Abordarea prin venit oferă o indicație asupra valorii, prin convertirea fluxurilor de numerar viitoare într-os singură valoare a capitaului.<text:span text:style-name="T16">” </text:span>În această abordare în evaluare se analizează capacitatea proprietăţii de a genera venituri constante pentru proprietar, iar valoarea proprietăţii este mai mare dacă aduce venituri constante mai mari. Aceste tipuri de apartamente n<text:span text:style-name="T16">efiind </text:span>preferate de investitori pentru a realiza venituri din închiriere, nu s-au obținut <text:span text:style-name="T16">date suficiente </text:span>și de încredere pentru estimarea venitului brut obtenabil, nici a unei rate de capitalizare a acestui venit. Astfel, această abordare nu s-a utilizat în estimarea valorii de piață.</text:p>
          </table:table-cell>
          <table:covered-table-cell/>
          <table:covered-table-cell/>
          <table:covered-table-cell/>
          <table:covered-table-cell/>
          <table:covered-table-cell/>
          <table:covered-table-cell/>
        </table:table-row>
        <table:table-row>
          <table:table-cell table:style-name="Table2.A41" table:number-columns-spanned="7" office:value-type="string">
            <text:p text:style-name="P48">3.6. Abordarea prin cost</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133"><text:span text:style-name="T30">Conform </text:span><text:span text:style-name="T34">Definițiilor IVS</text:span><text:span text:style-name="T30">, „abordarea prin cost oferă o indicație asupra valorii, prin utilizarea </text:span><text:span text:style-name="T37">principiului economic conform căruia un cumpărător nu va plăti mai mult pentru un activ, decât costul necesar obținerii unui activ cu aceeași utilitate, fie prin cumpărare, fie prin construire.” <text:s/></text:span><text:span text:style-name="T29">În </text:span><text:span text:style-name="T38">Anex</text:span><text:span text:style-name="T29">a</text:span><text:span text:style-name="T38"> nr. </text:span><text:span text:style-name="T29">6</text:span><text:span text:style-name="T38"> sunt prezentate </text:span><text:span text:style-name="T29">detaliile calculelor şi estimărilor în această abordare, prin care s-a obţinut</text:span></text:p>
            <text:list xml:id="list5851201747695693355" text:style-name="L15">
              <text:list-item>
                <text:p text:style-name="P102">costul de înlocuire brut (CIB), folosind metoda costurilor segregate, conform metodologiei descrise în „Metoda costurilor segregate”, Corneliu Şchiopu (Ed. Iroval, 2010), broşurii „Costuri de reconstrucţie – costuri de înlocuire”, Corneliu Şchiopu (Ed. Iroval, 2009) şi actualizate conform indicilor de actualizare 1 septembrie 2013 – 1 august 2014, editată de Iroval Bucureşti, autor Corneliu Şchiopu. </text:p>
              </text:list-item>
              <text:list-item>
                <text:p text:style-name="P134">deprecierea</text:p>
              </text:list-item>
              <text:list-item>
                <text:p text:style-name="P134">costul de înlocuire net (CIN)</text:p>
              </text:list-item>
            </text:list>
            <text:p text:style-name="P117"/>
            <text:p text:style-name="P117"><text:soft-page-break/>Astfel în total s-au obţinut:</text:p>
            <text:p text:style-name="P97"/>
            <table:table table:name="Table1" table:style-name="Table1">
              <table:table-column table:style-name="Table1.A"/>
              <table:table-column table:style-name="Table1.B"/>
              <table:table-row>
                <table:table-cell table:style-name="Table1.A1" office:value-type="string">
                  <text:p text:style-name="P61">CIB</text:p>
                </table:table-cell>
                <table:table-cell table:style-name="Table1.B1" office:value-type="float" office:value="211718.66">
                  <text:p text:style-name="P63">211718.66</text:p>
                </table:table-cell>
              </table:table-row>
              <table:table-row>
                <table:table-cell table:style-name="Table1.A2" office:value-type="string">
                  <text:p text:style-name="P65">Deprecierea funcţională nerecuperabilă</text:p>
                </table:table-cell>
                <table:table-cell table:style-name="Table1.B2" office:value-type="float" office:value="0">
                  <text:p text:style-name="P63">0</text:p>
                </table:table-cell>
              </table:table-row>
              <table:table-row>
                <table:table-cell table:style-name="Table1.A2" office:value-type="string">
                  <text:p text:style-name="P65">Depreicerea funcţională recuperabilă –<text:span text:style-name="T1"> sit.jur.</text:span></text:p>
                </table:table-cell>
                <table:table-cell table:style-name="Table1.B2" office:value-type="float" office:value="-10585.93">
                  <text:p text:style-name="P63">-10585.93</text:p>
                </table:table-cell>
              </table:table-row>
              <table:table-row>
                <table:table-cell table:style-name="Table1.A2" office:value-type="string">
                  <text:p text:style-name="P61">Deprecierea <text:span text:style-name="T1">fizică </text:span>recuperabil<text:span text:style-name="T1">ă </text:span></text:p>
                </table:table-cell>
                <table:table-cell table:style-name="Table1.B4" office:value-type="string">
                  <text:p text:style-name="P61">-<text:span text:style-name="T1">39527.76</text:span></text:p>
                </table:table-cell>
              </table:table-row>
              <table:table-row>
                <table:table-cell table:style-name="Table1.A2" office:value-type="string">
                  <text:p text:style-name="P65">Deprecierea fizică nerecuperabilă (v.l.)</text:p>
                </table:table-cell>
                <table:table-cell table:style-name="Table1.B2" office:value-type="float" office:value="-42410.79">
                  <text:p text:style-name="P63">-42410.79</text:p>
                </table:table-cell>
              </table:table-row>
              <table:table-row>
                <table:table-cell table:style-name="Table1.A2" office:value-type="string">
                  <text:p text:style-name="P65">Deprecierea din cauze externe economice</text:p>
                </table:table-cell>
                <table:table-cell table:style-name="Table1.B4" office:value-type="string">
                  <text:p text:style-name="P61">-<text:span text:style-name="T1">42343.73</text:span></text:p>
                </table:table-cell>
              </table:table-row>
              <table:table-row>
                <table:table-cell table:style-name="Table1.A2" office:value-type="string">
                  <text:p text:style-name="P65">CIN</text:p>
                </table:table-cell>
                <table:table-cell table:style-name="Table1.B2" office:value-type="float" office:value="76850.44">
                  <text:p text:style-name="P63">76850.44</text:p>
                </table:table-cell>
              </table:table-row>
            </table:table>
            <text:p text:style-name="P101"/>
            <text:p text:style-name="P101">Astfel, <text:span text:style-name="T1">v</text:span>aloarea <text:span text:style-name="T1">totală a </text:span>construc<text:span text:style-name="T1">ţiilor este estimat în această abordare ca fiind egal cu costul de înlocuire net </text:span>CIN = Vconstructie = <text:span text:style-name="T1">76850.44 </text:span>l<text:span text:style-name="T1">ei, (</text:span>rotunjit: 72800 <text:span text:style-name="T1">lei). </text:span>Valoarea terenului nefiind estimat, valoarea propriet<text:span text:style-name="T1">ăţii în această abordare se estimează la</text:span></text:p>
            <text:p text:style-name="P97"/>
            <text:p text:style-name="P100"><text:span text:style-name="T1">Vct</text:span> = <text:span text:style-name="T1">76850.44 lei, (</text:span>rotunjit<text:span text:style-name="T1"> = 77000 lei)</text:span></text:p>
          </table:table-cell>
          <table:covered-table-cell/>
          <table:covered-table-cell/>
          <table:covered-table-cell/>
          <table:covered-table-cell/>
          <table:covered-table-cell/>
          <table:covered-table-cell/>
        </table:table-row>
        <table:table-row>
          <table:table-cell table:style-name="Table2.A41" table:number-columns-spanned="7" office:value-type="string">
            <text:p text:style-name="P45">3.7. Reconcilierea valorilor. Valoarea estimată propusă. Opinia şi concluziile evaluatorului</text:p>
          </table:table-cell>
          <table:covered-table-cell/>
          <table:covered-table-cell/>
          <table:covered-table-cell/>
          <table:covered-table-cell/>
          <table:covered-table-cell/>
          <table:covered-table-cell/>
        </table:table-row>
        <table:table-row>
          <table:table-cell table:style-name="Table2.A3" table:number-columns-spanned="7" office:value-type="string">
            <text:p text:style-name="P85"><text:span text:style-name="T29">Luând în considerare scopul evaluării, precum şi criteriile de adecvare, precizie şi cantitatea informaţiilor, aceste trei criterii au fost îndeplinite în abordarea prin piață. Calitatea şi cantitatea informaţiilor în abordarea prin cost au fost mai slabe, în special pentru estimarea deprecierilor. Astfel, se consideră cea mai relevantă rezultatul obţinut cu ajutorul abordării prin piață, valoare care este verificată de rezultatul evaluării pe baza abordării prin cost. Astfel se </text:span><text:span text:style-name="T32">estimează o valoare finală de </text:span></text:p>
            <text:p text:style-name="P83"/>
            <text:p text:style-name="P100">V = <text:span text:style-name="T1">76500 </text:span>lei</text:p>
            <text:p text:style-name="P124"/>
          </table:table-cell>
          <table:covered-table-cell/>
          <table:covered-table-cell/>
          <table:covered-table-cell/>
          <table:covered-table-cell/>
          <table:covered-table-cell/>
          <table:covered-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 svg:font-family="TimesNewRoman" style:font-family-generic="roman"/>
    <style:font-face style:name="TimesNewRomanPSMT" svg:font-family="TimesNewRomanPSMT" style:font-family-generic="roman"/>
    <style:font-face style:name="TimesNewRomanPS-ItalicMT" svg:font-family="TimesNewRomanPS-ItalicMT" style:font-family-generic="script"/>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User_20_Index_20_1" style:display-name="User Index 1" style:family="paragraph" style:parent-style-name="Index" style:class="index">
      <style:paragraph-properties fo:margin="100%" fo:margin-left="0in" fo:margin-right="0in" fo:margin-top="0in" fo:margin-bottom="0in" style:register-true="true"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8z1" style:family="text">
      <style:text-properties style:font-name="Symbol"/>
    </style:style>
    <style:style style:name="WW8Num38z0" style:family="text">
      <style:text-properties style:font-name="Symbol"/>
    </style:style>
    <style:style style:name="WW8Num19z0" style:family="text">
      <style:text-properties style:font-name="Symbol"/>
    </style:style>
    <style:style style:name="WW8Num13z0" style:family="text">
      <style:text-properties style:font-name="Symbol"/>
    </style:style>
    <style:style style:name="WW8Num42z0" style:family="text">
      <style:text-properties style:font-name="Symbol"/>
    </style:style>
    <style:style style:name="WW8Num43z0" style:family="text">
      <style:text-properties style:font-name="Courier New"/>
    </style:style>
    <style:style style:name="WW8Num43z2" style:family="text">
      <style:text-properties style:font-name="Wingdings"/>
    </style:style>
    <style:style style:name="WW8Num43z3" style:family="text">
      <style:text-properties style:font-name="Symbol"/>
    </style:style>
    <style:style style:name="WW8Num43z4" style:family="text">
      <style:text-properties style:font-name="Courier New" style:font-name-complex="Courier New"/>
    </style:style>
    <style:style style:name="WW8Num26z0"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6z4" style:family="text">
      <style:text-properties style:font-name="Courier New" style:font-name-complex="Courier New"/>
    </style:style>
    <style:style style:name="Numbering_20_Symbols" style:display-name="Numbering Symbols" style:family="text"/>
    <style:style style:name="WW8Num7z0" style:family="text">
      <style:text-properties style:font-name="Courier New"/>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46z0" style:family="text">
      <style:text-properties style:font-name="Courier New"/>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8z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8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9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3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2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2" text:style-name="WW8Num43z0" text:bullet-char="-">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4"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4"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2" text:style-name="WW8Num26z0" text:bullet-char="-">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4"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4"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2" text:style-name="WW8Num7z1"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text:bullet-char="-">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2" text:style-name="WW8Num46z1" text:bullet-char="o">
        <style:list-level-properties text:list-level-position-and-space-mode="label-alignment">
          <style:list-level-label-alignment text:label-followed-by="listtab" fo:text-indent="-0.25in"/>
        </style:list-level-properties>
        <style:text-properties style:font-name="Courier New1"/>
      </text:list-level-style-bullet>
      <text:list-level-style-bullet text:level="3" text:style-name="WW8Num46z2"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4" text:style-name="WW8Num46z3"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WW8Num4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6" text:style-name="WW8Num4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7" text:style-name="WW8Num4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4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9" text:style-name="WW8Num4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5902in" fo:margin-bottom="0.5902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fo:border-top="0.0008in solid #000000" fo:border-bottom="0.0008in solid #000000" fo:border-left="none" fo:border-right="none" fo:padding="0.0193in" style:shadow="#808080 0.0709in 0.0709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 / <text:page-count>1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10T11:04:30.46</meta:creation-date>
    <dc:date>2014-02-03T16:56:45.11</dc:date>
    <meta:editing-duration>P4DT18H1M2S</meta:editing-duration>
    <meta:editing-cycles>699</meta:editing-cycles>
    <meta:generator>OpenOffice.org/3.4.1$Win32 OpenOffice.org_project/341m1$Build-9593</meta:generator>
    <meta:print-date>2012-08-01T10:52:33.45</meta:print-date>
    <meta:printed-by>K. J.</meta:printed-by>
    <meta:document-statistic meta:table-count="2" meta:image-count="0" meta:object-count="0" meta:page-count="10" meta:paragraph-count="246" meta:word-count="3102" meta:character-count="21292"/>
  </office:meta>
</office:document-meta>
</file>